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6" style:family="table-cell" style:parent-style-name="Default">
      <style:map style:condition="cell-content-is-between(10,0.7)" style:apply-style-name="Good" style:base-cell-address="Sheet1.C195"/>
      <style:map style:condition="cell-content()&gt;=0.69" style:apply-style-name="Bad" style:base-cell-address="Sheet1.C1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94.17pt" svg:height="609.9pt" svg:x="311.95pt" svg:y="8105.39pt">
            <loext:p/>
            <draw:object draw:notify-on-update-of-ranges="Sheet1.C483:Sheet1.C666 Sheet1.D483:Sheet1.D6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4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5928" calcext:value-type="float">
            <text:p>0.059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5808" calcext:value-type="float">
            <text:p>0.058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3" calcext:value-type="float">
            <text:p>0.069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862" calcext:value-type="float">
            <text:p>0.058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521" calcext:value-type="float">
            <text:p>0.065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265" calcext:value-type="float">
            <text:p>0.06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335" calcext:value-type="float">
            <text:p>0.063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816" calcext:value-type="float">
            <text:p>0.068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741" calcext:value-type="float">
            <text:p>0.06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05" calcext:value-type="float">
            <text:p>0.06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508" calcext:value-type="float">
            <text:p>0.065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38" calcext:value-type="float">
            <text:p>0.069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515" calcext:value-type="float">
            <text:p>0.065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13" calcext:value-type="float">
            <text:p>0.068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72" calcext:value-type="float">
            <text:p>0.06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733" calcext:value-type="float">
            <text:p>0.067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93" calcext:value-type="float">
            <text:p>0.06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81" calcext:value-type="float">
            <text:p>0.068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628" calcext:value-type="float">
            <text:p>0.066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49" calcext:value-type="float">
            <text:p>0.068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77" calcext:value-type="float">
            <text:p>0.068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64" calcext:value-type="float">
            <text:p>0.067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581" calcext:value-type="float">
            <text:p>0.065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818" calcext:value-type="float">
            <text:p>0.06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95" calcext:value-type="float">
            <text:p>0.068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687" calcext:value-type="float">
            <text:p>0.066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86" calcext:value-type="float">
            <text:p>0.06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4" calcext:value-type="float">
            <text:p>0.068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77" calcext:value-type="float">
            <text:p>0.0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576" calcext:value-type="float">
            <text:p>0.065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2" calcext:value-type="float">
            <text:p>0.2</text:p>
          </table:table-cell>
          <table:table-cell office:value-type="float" office:value="0.06807" calcext:value-type="float">
            <text:p>0.06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82" calcext:value-type="float">
            <text:p>0.06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67" calcext:value-type="float">
            <text:p>0.0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95" calcext:value-type="float">
            <text:p>0.066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604" calcext:value-type="float">
            <text:p>0.066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857" calcext:value-type="float">
            <text:p>0.06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393" calcext:value-type="float">
            <text:p>0.063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624" calcext:value-type="float">
            <text:p>0.066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247" calcext:value-type="float">
            <text:p>0.062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98" calcext:value-type="float">
            <text:p>0.06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92" calcext:value-type="float">
            <text:p>0.06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86" calcext:value-type="float">
            <text:p>0.067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227" calcext:value-type="float">
            <text:p>0.062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208" calcext:value-type="float">
            <text:p>0.062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143" calcext:value-type="float">
            <text:p>0.06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68" calcext:value-type="float">
            <text:p>0.068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021" calcext:value-type="float">
            <text:p>0.060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1" calcext:value-type="float">
            <text:p>0.06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14" calcext:value-type="float">
            <text:p>0.061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5956" calcext:value-type="float">
            <text:p>0.059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2" calcext:value-type="float">
            <text:p>0.06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102" calcext:value-type="float">
            <text:p>0.061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693" calcext:value-type="float">
            <text:p>0.066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27" calcext:value-type="float">
            <text:p>0.06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003" calcext:value-type="float">
            <text:p>0.060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415" calcext:value-type="float">
            <text:p>0.064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49" calcext:value-type="float">
            <text:p>0.062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049" calcext:value-type="float">
            <text:p>0.060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9" calcext:value-type="float">
            <text:p>0.064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94" calcext:value-type="float">
            <text:p>0.066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226" calcext:value-type="float">
            <text:p>0.062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86" calcext:value-type="float">
            <text:p>0.066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0632" calcext:value-type="float">
            <text:p>0.0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3225806452" calcext:value-type="float">
            <text:p>0.103225806452</text:p>
          </table:table-cell>
          <table:table-cell table:style-name="ce6" office:value-type="float" office:value="0.06973" calcext:value-type="float">
            <text:p>0.069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6451612903" calcext:value-type="float">
            <text:p>0.106451612903</text:p>
          </table:table-cell>
          <table:table-cell table:style-name="ce6" office:value-type="float" office:value="0.06432" calcext:value-type="float">
            <text:p>0.064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9677419355" calcext:value-type="float">
            <text:p>0.109677419355</text:p>
          </table:table-cell>
          <table:table-cell table:style-name="ce6" office:value-type="float" office:value="0.06123" calcext:value-type="float">
            <text:p>0.061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2903225806" calcext:value-type="float">
            <text:p>0.112903225806</text:p>
          </table:table-cell>
          <table:table-cell table:style-name="ce6" office:value-type="float" office:value="0.06028" calcext:value-type="float">
            <text:p>0.060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6129032258" calcext:value-type="float">
            <text:p>0.116129032258</text:p>
          </table:table-cell>
          <table:table-cell table:style-name="ce6" office:value-type="float" office:value="0.06861" calcext:value-type="float">
            <text:p>0.068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935483871" calcext:value-type="float">
            <text:p>0.11935483871</text:p>
          </table:table-cell>
          <table:table-cell table:style-name="ce6" office:value-type="float" office:value="0.07032" calcext:value-type="float">
            <text:p>0.070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2580645161" calcext:value-type="float">
            <text:p>0.122580645161</text:p>
          </table:table-cell>
          <table:table-cell table:style-name="ce6" office:value-type="float" office:value="0.06344" calcext:value-type="float">
            <text:p>0.063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5806451613" calcext:value-type="float">
            <text:p>0.125806451613</text:p>
          </table:table-cell>
          <table:table-cell table:style-name="ce6" office:value-type="float" office:value="0.06388" calcext:value-type="float">
            <text:p>0.063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9032258065" calcext:value-type="float">
            <text:p>0.129032258065</text:p>
          </table:table-cell>
          <table:table-cell table:style-name="ce6" office:value-type="float" office:value="0.0631" calcext:value-type="float">
            <text:p>0.06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2258064516" calcext:value-type="float">
            <text:p>0.132258064516</text:p>
          </table:table-cell>
          <table:table-cell table:style-name="ce6" office:value-type="float" office:value="0.06298" calcext:value-type="float">
            <text:p>0.062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5483870968" calcext:value-type="float">
            <text:p>0.135483870968</text:p>
          </table:table-cell>
          <table:table-cell table:style-name="ce6" office:value-type="float" office:value="0.07058" calcext:value-type="float">
            <text:p>0.070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8709677419" calcext:value-type="float">
            <text:p>0.138709677419</text:p>
          </table:table-cell>
          <table:table-cell table:style-name="ce6" office:value-type="float" office:value="0.06064" calcext:value-type="float">
            <text:p>0.060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1935483871" calcext:value-type="float">
            <text:p>0.141935483871</text:p>
          </table:table-cell>
          <table:table-cell table:style-name="ce6" office:value-type="float" office:value="0.06729" calcext:value-type="float">
            <text:p>0.067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5161290323" calcext:value-type="float">
            <text:p>0.145161290323</text:p>
          </table:table-cell>
          <table:table-cell table:style-name="ce6" office:value-type="float" office:value="0.06659" calcext:value-type="float">
            <text:p>0.066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8387096774" calcext:value-type="float">
            <text:p>0.148387096774</text:p>
          </table:table-cell>
          <table:table-cell table:style-name="ce6" office:value-type="float" office:value="0.06641" calcext:value-type="float">
            <text:p>0.06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1612903226" calcext:value-type="float">
            <text:p>0.151612903226</text:p>
          </table:table-cell>
          <table:table-cell table:style-name="ce6" office:value-type="float" office:value="0.06382" calcext:value-type="float">
            <text:p>0.063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4838709677" calcext:value-type="float">
            <text:p>0.154838709677</text:p>
          </table:table-cell>
          <table:table-cell table:style-name="ce6" office:value-type="float" office:value="0.06179" calcext:value-type="float">
            <text:p>0.06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8064516129" calcext:value-type="float">
            <text:p>0.158064516129</text:p>
          </table:table-cell>
          <table:table-cell table:style-name="ce6" office:value-type="float" office:value="0.0695" calcext:value-type="float">
            <text:p>0.06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1290322581" calcext:value-type="float">
            <text:p>0.161290322581</text:p>
          </table:table-cell>
          <table:table-cell table:style-name="ce6" office:value-type="float" office:value="0.06012" calcext:value-type="float">
            <text:p>0.060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4516129032" calcext:value-type="float">
            <text:p>0.164516129032</text:p>
          </table:table-cell>
          <table:table-cell table:style-name="ce6" office:value-type="float" office:value="0.06772" calcext:value-type="float">
            <text:p>0.067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7741935484" calcext:value-type="float">
            <text:p>0.167741935484</text:p>
          </table:table-cell>
          <table:table-cell table:style-name="ce6" office:value-type="float" office:value="0.06333" calcext:value-type="float">
            <text:p>0.06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0967741935" calcext:value-type="float">
            <text:p>0.170967741935</text:p>
          </table:table-cell>
          <table:table-cell table:style-name="ce6" office:value-type="float" office:value="0.06702" calcext:value-type="float">
            <text:p>0.06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4193548387" calcext:value-type="float">
            <text:p>0.174193548387</text:p>
          </table:table-cell>
          <table:table-cell table:style-name="ce6" office:value-type="float" office:value="0.06052" calcext:value-type="float">
            <text:p>0.060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7419354839" calcext:value-type="float">
            <text:p>0.177419354839</text:p>
          </table:table-cell>
          <table:table-cell table:style-name="ce6" office:value-type="float" office:value="0.06493" calcext:value-type="float">
            <text:p>0.06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064516129" calcext:value-type="float">
            <text:p>0.18064516129</text:p>
          </table:table-cell>
          <table:table-cell table:style-name="ce6" office:value-type="float" office:value="0.06569" calcext:value-type="float">
            <text:p>0.065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3870967742" calcext:value-type="float">
            <text:p>0.183870967742</text:p>
          </table:table-cell>
          <table:table-cell table:style-name="ce6" office:value-type="float" office:value="0.06386" calcext:value-type="float">
            <text:p>0.063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7096774194" calcext:value-type="float">
            <text:p>0.187096774194</text:p>
          </table:table-cell>
          <table:table-cell table:style-name="ce6" office:value-type="float" office:value="0.06601" calcext:value-type="float">
            <text:p>0.066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0322580645" calcext:value-type="float">
            <text:p>0.190322580645</text:p>
          </table:table-cell>
          <table:table-cell table:style-name="ce6" office:value-type="float" office:value="0.06666" calcext:value-type="float">
            <text:p>0.066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3548387097" calcext:value-type="float">
            <text:p>0.193548387097</text:p>
          </table:table-cell>
          <table:table-cell table:style-name="ce6" office:value-type="float" office:value="0.0679" calcext:value-type="float">
            <text:p>0.0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6774193548" calcext:value-type="float">
            <text:p>0.196774193548</text:p>
          </table:table-cell>
          <table:table-cell table:style-name="ce6" office:value-type="float" office:value="0.06745" calcext:value-type="float">
            <text:p>0.067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681" calcext:value-type="float">
            <text:p>0.06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07874" calcext:value-type="float">
            <text:p>0.1007874</text:p>
          </table:table-cell>
          <table:table-cell office:value-type="float" office:value="0.06648" calcext:value-type="float">
            <text:p>0.06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15748" calcext:value-type="float">
            <text:p>0.1015748</text:p>
          </table:table-cell>
          <table:table-cell office:value-type="float" office:value="0.06798" calcext:value-type="float">
            <text:p>0.067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23622" calcext:value-type="float">
            <text:p>0.1023622</text:p>
          </table:table-cell>
          <table:table-cell office:value-type="float" office:value="0.07086" calcext:value-type="float">
            <text:p>0.070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14961" calcext:value-type="float">
            <text:p>0.10314961</text:p>
          </table:table-cell>
          <table:table-cell office:value-type="float" office:value="0.06503" calcext:value-type="float">
            <text:p>0.065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93701" calcext:value-type="float">
            <text:p>0.10393701</text:p>
          </table:table-cell>
          <table:table-cell office:value-type="float" office:value="0.06801" calcext:value-type="float">
            <text:p>0.06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472441" calcext:value-type="float">
            <text:p>0.10472441</text:p>
          </table:table-cell>
          <table:table-cell office:value-type="float" office:value="0.06826" calcext:value-type="float">
            <text:p>0.068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551181" calcext:value-type="float">
            <text:p>0.10551181</text:p>
          </table:table-cell>
          <table:table-cell office:value-type="float" office:value="0.06359" calcext:value-type="float">
            <text:p>0.063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29921" calcext:value-type="float">
            <text:p>0.10629921</text:p>
          </table:table-cell>
          <table:table-cell office:value-type="float" office:value="0.06936" calcext:value-type="float">
            <text:p>0.069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08661" calcext:value-type="float">
            <text:p>0.10708661</text:p>
          </table:table-cell>
          <table:table-cell office:value-type="float" office:value="0.06814" calcext:value-type="float">
            <text:p>0.068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87402" calcext:value-type="float">
            <text:p>0.10787402</text:p>
          </table:table-cell>
          <table:table-cell office:value-type="float" office:value="0.06323" calcext:value-type="float">
            <text:p>0.063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866142" calcext:value-type="float">
            <text:p>0.10866142</text:p>
          </table:table-cell>
          <table:table-cell office:value-type="float" office:value="0.06339" calcext:value-type="float">
            <text:p>0.063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44882" calcext:value-type="float">
            <text:p>0.10944882</text:p>
          </table:table-cell>
          <table:table-cell office:value-type="float" office:value="0.06206" calcext:value-type="float">
            <text:p>0.062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023622" calcext:value-type="float">
            <text:p>0.11023622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02362" calcext:value-type="float">
            <text:p>0.11102362</text:p>
          </table:table-cell>
          <table:table-cell office:value-type="float" office:value="0.06267" calcext:value-type="float">
            <text:p>0.062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81102" calcext:value-type="float">
            <text:p>0.11181102</text:p>
          </table:table-cell>
          <table:table-cell office:value-type="float" office:value="0.06838" calcext:value-type="float">
            <text:p>0.068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59843" calcext:value-type="float">
            <text:p>0.11259843</text:p>
          </table:table-cell>
          <table:table-cell office:value-type="float" office:value="0.06679" calcext:value-type="float">
            <text:p>0.06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338583" calcext:value-type="float">
            <text:p>0.11338583</text:p>
          </table:table-cell>
          <table:table-cell office:value-type="float" office:value="0.06908" calcext:value-type="float">
            <text:p>0.069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17323" calcext:value-type="float">
            <text:p>0.11417323</text:p>
          </table:table-cell>
          <table:table-cell office:value-type="float" office:value="0.06674" calcext:value-type="float">
            <text:p>0.06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96063" calcext:value-type="float">
            <text:p>0.11496063</text:p>
          </table:table-cell>
          <table:table-cell office:value-type="float" office:value="0.06658" calcext:value-type="float">
            <text:p>0.06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574803" calcext:value-type="float">
            <text:p>0.11574803</text:p>
          </table:table-cell>
          <table:table-cell office:value-type="float" office:value="0.06786" calcext:value-type="float">
            <text:p>0.067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53543" calcext:value-type="float">
            <text:p>0.11653543</text:p>
          </table:table-cell>
          <table:table-cell office:value-type="float" office:value="0.06728" calcext:value-type="float">
            <text:p>0.067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732283" calcext:value-type="float">
            <text:p>0.11732283</text:p>
          </table:table-cell>
          <table:table-cell office:value-type="float" office:value="0.06241" calcext:value-type="float">
            <text:p>0.062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11024" calcext:value-type="float">
            <text:p>0.11811024</text:p>
          </table:table-cell>
          <table:table-cell office:value-type="float" office:value="0.06719" calcext:value-type="float">
            <text:p>0.067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89764" calcext:value-type="float">
            <text:p>0.11889764</text:p>
          </table:table-cell>
          <table:table-cell office:value-type="float" office:value="0.06753" calcext:value-type="float">
            <text:p>0.067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68504" calcext:value-type="float">
            <text:p>0.11968504</text:p>
          </table:table-cell>
          <table:table-cell office:value-type="float" office:value="0.06409" calcext:value-type="float">
            <text:p>0.064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047244" calcext:value-type="float">
            <text:p>0.12047244</text:p>
          </table:table-cell>
          <table:table-cell office:value-type="float" office:value="0.06862" calcext:value-type="float">
            <text:p>0.068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125984" calcext:value-type="float">
            <text:p>0.12125984</text:p>
          </table:table-cell>
          <table:table-cell office:value-type="float" office:value="0.06596" calcext:value-type="float">
            <text:p>0.065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04724" calcext:value-type="float">
            <text:p>0.12204724</text:p>
          </table:table-cell>
          <table:table-cell office:value-type="float" office:value="0.06892" calcext:value-type="float">
            <text:p>0.068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83465" calcext:value-type="float">
            <text:p>0.12283465</text:p>
          </table:table-cell>
          <table:table-cell office:value-type="float" office:value="0.07037" calcext:value-type="float">
            <text:p>0.0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362205" calcext:value-type="float">
            <text:p>0.12362205</text:p>
          </table:table-cell>
          <table:table-cell office:value-type="float" office:value="0.06967" calcext:value-type="float">
            <text:p>0.06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440945" calcext:value-type="float">
            <text:p>0.12440945</text:p>
          </table:table-cell>
          <table:table-cell office:value-type="float" office:value="0.06783" calcext:value-type="float">
            <text:p>0.067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19685" calcext:value-type="float">
            <text:p>0.12519685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98425" calcext:value-type="float">
            <text:p>0.12598425</text:p>
          </table:table-cell>
          <table:table-cell office:value-type="float" office:value="0.06789" calcext:value-type="float">
            <text:p>0.067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677165" calcext:value-type="float">
            <text:p>0.12677165</text:p>
          </table:table-cell>
          <table:table-cell office:value-type="float" office:value="0.06774" calcext:value-type="float">
            <text:p>0.067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755906" calcext:value-type="float">
            <text:p>0.12755906</text:p>
          </table:table-cell>
          <table:table-cell office:value-type="float" office:value="0.06446" calcext:value-type="float">
            <text:p>0.064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834646" calcext:value-type="float">
            <text:p>0.12834646</text:p>
          </table:table-cell>
          <table:table-cell office:value-type="float" office:value="0.06534" calcext:value-type="float">
            <text:p>0.065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13386" calcext:value-type="float">
            <text:p>0.12913386</text:p>
          </table:table-cell>
          <table:table-cell office:value-type="float" office:value="0.06442" calcext:value-type="float">
            <text:p>0.064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92126" calcext:value-type="float">
            <text:p>0.12992126</text:p>
          </table:table-cell>
          <table:table-cell office:value-type="float" office:value="0.0659" calcext:value-type="float">
            <text:p>0.06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070866" calcext:value-type="float">
            <text:p>0.13070866</text:p>
          </table:table-cell>
          <table:table-cell office:value-type="float" office:value="0.06775" calcext:value-type="float">
            <text:p>0.067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149606" calcext:value-type="float">
            <text:p>0.13149606</text:p>
          </table:table-cell>
          <table:table-cell office:value-type="float" office:value="0.06761" calcext:value-type="float">
            <text:p>0.067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8346" calcext:value-type="float">
            <text:p>0.13228346</text:p>
          </table:table-cell>
          <table:table-cell office:value-type="float" office:value="0.06448" calcext:value-type="float">
            <text:p>0.064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07087" calcext:value-type="float">
            <text:p>0.13307087</text:p>
          </table:table-cell>
          <table:table-cell office:value-type="float" office:value="0.06539" calcext:value-type="float">
            <text:p>0.065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85827" calcext:value-type="float">
            <text:p>0.13385827</text:p>
          </table:table-cell>
          <table:table-cell office:value-type="float" office:value="0.06833" calcext:value-type="float">
            <text:p>0.068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464567" calcext:value-type="float">
            <text:p>0.13464567</text:p>
          </table:table-cell>
          <table:table-cell office:value-type="float" office:value="0.06705" calcext:value-type="float">
            <text:p>0.067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3307" calcext:value-type="float">
            <text:p>0.13543307</text:p>
          </table:table-cell>
          <table:table-cell office:value-type="float" office:value="0.06397" calcext:value-type="float">
            <text:p>0.063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622047" calcext:value-type="float">
            <text:p>0.13622047</text:p>
          </table:table-cell>
          <table:table-cell office:value-type="float" office:value="0.06674" calcext:value-type="float">
            <text:p>0.066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00787" calcext:value-type="float">
            <text:p>0.13700787</text:p>
          </table:table-cell>
          <table:table-cell office:value-type="float" office:value="0.06644" calcext:value-type="float">
            <text:p>0.066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79528" calcext:value-type="float">
            <text:p>0.13779528</text:p>
          </table:table-cell>
          <table:table-cell office:value-type="float" office:value="0.06257" calcext:value-type="float">
            <text:p>0.062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58268" calcext:value-type="float">
            <text:p>0.13858268</text:p>
          </table:table-cell>
          <table:table-cell office:value-type="float" office:value="0.06723" calcext:value-type="float">
            <text:p>0.0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937008" calcext:value-type="float">
            <text:p>0.13937008</text:p>
          </table:table-cell>
          <table:table-cell office:value-type="float" office:value="0.06603" calcext:value-type="float">
            <text:p>0.066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15748" calcext:value-type="float">
            <text:p>0.14015748</text:p>
          </table:table-cell>
          <table:table-cell office:value-type="float" office:value="0.06554" calcext:value-type="float">
            <text:p>0.065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94488" calcext:value-type="float">
            <text:p>0.14094488</text:p>
          </table:table-cell>
          <table:table-cell office:value-type="float" office:value="0.06525" calcext:value-type="float">
            <text:p>0.065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73228" calcext:value-type="float">
            <text:p>0.14173228</text:p>
          </table:table-cell>
          <table:table-cell office:value-type="float" office:value="0.06804" calcext:value-type="float">
            <text:p>0.068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251969" calcext:value-type="float">
            <text:p>0.14251969</text:p>
          </table:table-cell>
          <table:table-cell office:value-type="float" office:value="0.06847" calcext:value-type="float">
            <text:p>0.068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330709" calcext:value-type="float">
            <text:p>0.14330709</text:p>
          </table:table-cell>
          <table:table-cell office:value-type="float" office:value="0.06947" calcext:value-type="float">
            <text:p>0.06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09449" calcext:value-type="float">
            <text:p>0.14409449</text:p>
          </table:table-cell>
          <table:table-cell office:value-type="float" office:value="0.06724" calcext:value-type="float">
            <text:p>0.067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88189" calcext:value-type="float">
            <text:p>0.14488189</text:p>
          </table:table-cell>
          <table:table-cell office:value-type="float" office:value="0.06902" calcext:value-type="float">
            <text:p>0.069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66929" calcext:value-type="float">
            <text:p>0.14566929</text:p>
          </table:table-cell>
          <table:table-cell office:value-type="float" office:value="0.06836" calcext:value-type="float">
            <text:p>0.068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645669" calcext:value-type="float">
            <text:p>0.14645669</text:p>
          </table:table-cell>
          <table:table-cell office:value-type="float" office:value="0.06654" calcext:value-type="float">
            <text:p>0.066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724409" calcext:value-type="float">
            <text:p>0.14724409</text:p>
          </table:table-cell>
          <table:table-cell office:value-type="float" office:value="0.06888" calcext:value-type="float">
            <text:p>0.068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0315" calcext:value-type="float">
            <text:p>0.1480315</text:p>
          </table:table-cell>
          <table:table-cell office:value-type="float" office:value="0.06834" calcext:value-type="float">
            <text:p>0.06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8189" calcext:value-type="float">
            <text:p>0.1488189</text:p>
          </table:table-cell>
          <table:table-cell office:value-type="float" office:value="0.06425" calcext:value-type="float">
            <text:p>0.064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96063" calcext:value-type="float">
            <text:p>0.1496063</text:p>
          </table:table-cell>
          <table:table-cell office:value-type="float" office:value="0.06667" calcext:value-type="float">
            <text:p>0.0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03937" calcext:value-type="float">
            <text:p>0.1503937</text:p>
          </table:table-cell>
          <table:table-cell office:value-type="float" office:value="0.06723" calcext:value-type="float">
            <text:p>0.0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1811" calcext:value-type="float">
            <text:p>0.1511811</text:p>
          </table:table-cell>
          <table:table-cell office:value-type="float" office:value="0.0671" calcext:value-type="float">
            <text:p>0.06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9685" calcext:value-type="float">
            <text:p>0.1519685</text:p>
          </table:table-cell>
          <table:table-cell office:value-type="float" office:value="0.06692" calcext:value-type="float">
            <text:p>0.06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275591" calcext:value-type="float">
            <text:p>0.15275591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354331" calcext:value-type="float">
            <text:p>0.15354331</text:p>
          </table:table-cell>
          <table:table-cell office:value-type="float" office:value="0.06982" calcext:value-type="float">
            <text:p>0.069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33071" calcext:value-type="float">
            <text:p>0.15433071</text:p>
          </table:table-cell>
          <table:table-cell office:value-type="float" office:value="0.06173" calcext:value-type="float">
            <text:p>0.061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11811" calcext:value-type="float">
            <text:p>0.15511811</text:p>
          </table:table-cell>
          <table:table-cell office:value-type="float" office:value="0.06774" calcext:value-type="float">
            <text:p>0.067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90551" calcext:value-type="float">
            <text:p>0.15590551</text:p>
          </table:table-cell>
          <table:table-cell office:value-type="float" office:value="0.06709" calcext:value-type="float">
            <text:p>0.067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669291" calcext:value-type="float">
            <text:p>0.15669291</text:p>
          </table:table-cell>
          <table:table-cell office:value-type="float" office:value="0.06717" calcext:value-type="float">
            <text:p>0.067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748031" calcext:value-type="float">
            <text:p>0.15748031</text:p>
          </table:table-cell>
          <table:table-cell office:value-type="float" office:value="0.06701" calcext:value-type="float">
            <text:p>0.067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26772" calcext:value-type="float">
            <text:p>0.15826772</text:p>
          </table:table-cell>
          <table:table-cell office:value-type="float" office:value="0.0684" calcext:value-type="float">
            <text:p>0.06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05512" calcext:value-type="float">
            <text:p>0.15905512</text:p>
          </table:table-cell>
          <table:table-cell office:value-type="float" office:value="0.06733" calcext:value-type="float">
            <text:p>0.067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84252" calcext:value-type="float">
            <text:p>0.15984252</text:p>
          </table:table-cell>
          <table:table-cell office:value-type="float" office:value="0.06756" calcext:value-type="float">
            <text:p>0.06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062992" calcext:value-type="float">
            <text:p>0.16062992</text:p>
          </table:table-cell>
          <table:table-cell office:value-type="float" office:value="0.06755" calcext:value-type="float">
            <text:p>0.067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41732" calcext:value-type="float">
            <text:p>0.16141732</text:p>
          </table:table-cell>
          <table:table-cell office:value-type="float" office:value="0.06735" calcext:value-type="float">
            <text:p>0.067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20472" calcext:value-type="float">
            <text:p>0.16220472</text:p>
          </table:table-cell>
          <table:table-cell office:value-type="float" office:value="0.06741" calcext:value-type="float">
            <text:p>0.06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99213" calcext:value-type="float">
            <text:p>0.16299213</text:p>
          </table:table-cell>
          <table:table-cell office:value-type="float" office:value="0.06703" calcext:value-type="float">
            <text:p>0.067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377953" calcext:value-type="float">
            <text:p>0.16377953</text:p>
          </table:table-cell>
          <table:table-cell office:value-type="float" office:value="0.06599" calcext:value-type="float">
            <text:p>0.06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6693" calcext:value-type="float">
            <text:p>0.16456693</text:p>
          </table:table-cell>
          <table:table-cell office:value-type="float" office:value="0.06681" calcext:value-type="float">
            <text:p>0.066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535433" calcext:value-type="float">
            <text:p>0.16535433</text:p>
          </table:table-cell>
          <table:table-cell office:value-type="float" office:value="0.06842" calcext:value-type="float">
            <text:p>0.068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14173" calcext:value-type="float">
            <text:p>0.16614173</text:p>
          </table:table-cell>
          <table:table-cell office:value-type="float" office:value="0.06643" calcext:value-type="float">
            <text:p>0.066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92913" calcext:value-type="float">
            <text:p>0.16692913</text:p>
          </table:table-cell>
          <table:table-cell office:value-type="float" office:value="0.06623" calcext:value-type="float">
            <text:p>0.066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1654" calcext:value-type="float">
            <text:p>0.16771654</text:p>
          </table:table-cell>
          <table:table-cell office:value-type="float" office:value="0.06831" calcext:value-type="float">
            <text:p>0.068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850394" calcext:value-type="float">
            <text:p>0.16850394</text:p>
          </table:table-cell>
          <table:table-cell office:value-type="float" office:value="0.06723" calcext:value-type="float">
            <text:p>0.0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929134" calcext:value-type="float">
            <text:p>0.16929134</text:p>
          </table:table-cell>
          <table:table-cell office:value-type="float" office:value="0.06746" calcext:value-type="float">
            <text:p>0.067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07874" calcext:value-type="float">
            <text:p>0.17007874</text:p>
          </table:table-cell>
          <table:table-cell office:value-type="float" office:value="0.06342" calcext:value-type="float">
            <text:p>0.063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86614" calcext:value-type="float">
            <text:p>0.17086614</text:p>
          </table:table-cell>
          <table:table-cell office:value-type="float" office:value="0.06456" calcext:value-type="float">
            <text:p>0.064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165354" calcext:value-type="float">
            <text:p>0.17165354</text:p>
          </table:table-cell>
          <table:table-cell office:value-type="float" office:value="0.06814" calcext:value-type="float">
            <text:p>0.068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244094" calcext:value-type="float">
            <text:p>0.17244094</text:p>
          </table:table-cell>
          <table:table-cell office:value-type="float" office:value="0.06876" calcext:value-type="float">
            <text:p>0.068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322835" calcext:value-type="float">
            <text:p>0.17322835</text:p>
          </table:table-cell>
          <table:table-cell office:value-type="float" office:value="0.06773" calcext:value-type="float">
            <text:p>0.06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01575" calcext:value-type="float">
            <text:p>0.17401575</text:p>
          </table:table-cell>
          <table:table-cell office:value-type="float" office:value="0.06368" calcext:value-type="float">
            <text:p>0.063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80315" calcext:value-type="float">
            <text:p>0.17480315</text:p>
          </table:table-cell>
          <table:table-cell office:value-type="float" office:value="0.07044" calcext:value-type="float">
            <text:p>0.070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559055" calcext:value-type="float">
            <text:p>0.17559055</text:p>
          </table:table-cell>
          <table:table-cell office:value-type="float" office:value="0.06677" calcext:value-type="float">
            <text:p>0.06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637795" calcext:value-type="float">
            <text:p>0.17637795</text:p>
          </table:table-cell>
          <table:table-cell office:value-type="float" office:value="0.06541" calcext:value-type="float">
            <text:p>0.065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16535" calcext:value-type="float">
            <text:p>0.17716535</text:p>
          </table:table-cell>
          <table:table-cell office:value-type="float" office:value="0.06798" calcext:value-type="float">
            <text:p>0.067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95276" calcext:value-type="float">
            <text:p>0.17795276</text:p>
          </table:table-cell>
          <table:table-cell office:value-type="float" office:value="0.06829" calcext:value-type="float">
            <text:p>0.068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874016" calcext:value-type="float">
            <text:p>0.17874016</text:p>
          </table:table-cell>
          <table:table-cell office:value-type="float" office:value="0.06752" calcext:value-type="float">
            <text:p>0.06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952756" calcext:value-type="float">
            <text:p>0.17952756</text:p>
          </table:table-cell>
          <table:table-cell office:value-type="float" office:value="0.06846" calcext:value-type="float">
            <text:p>0.068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31496" calcext:value-type="float">
            <text:p>0.18031496</text:p>
          </table:table-cell>
          <table:table-cell office:value-type="float" office:value="0.06829" calcext:value-type="float">
            <text:p>0.068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10236" calcext:value-type="float">
            <text:p>0.18110236</text:p>
          </table:table-cell>
          <table:table-cell office:value-type="float" office:value="0.0667" calcext:value-type="float">
            <text:p>0.0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88976" calcext:value-type="float">
            <text:p>0.18188976</text:p>
          </table:table-cell>
          <table:table-cell office:value-type="float" office:value="0.06633" calcext:value-type="float">
            <text:p>0.066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267717" calcext:value-type="float">
            <text:p>0.18267717</text:p>
          </table:table-cell>
          <table:table-cell office:value-type="float" office:value="0.06807" calcext:value-type="float">
            <text:p>0.06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46457" calcext:value-type="float">
            <text:p>0.18346457</text:p>
          </table:table-cell>
          <table:table-cell office:value-type="float" office:value="0.06947" calcext:value-type="float">
            <text:p>0.06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425197" calcext:value-type="float">
            <text:p>0.18425197</text:p>
          </table:table-cell>
          <table:table-cell office:value-type="float" office:value="0.0632" calcext:value-type="float">
            <text:p>0.0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03937" calcext:value-type="float">
            <text:p>0.18503937</text:p>
          </table:table-cell>
          <table:table-cell office:value-type="float" office:value="0.06902" calcext:value-type="float">
            <text:p>0.069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82677" calcext:value-type="float">
            <text:p>0.18582677</text:p>
          </table:table-cell>
          <table:table-cell office:value-type="float" office:value="0.06512" calcext:value-type="float">
            <text:p>0.065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661417" calcext:value-type="float">
            <text:p>0.18661417</text:p>
          </table:table-cell>
          <table:table-cell office:value-type="float" office:value="0.06796" calcext:value-type="float">
            <text:p>0.067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40157" calcext:value-type="float">
            <text:p>0.18740157</text:p>
          </table:table-cell>
          <table:table-cell office:value-type="float" office:value="0.06832" calcext:value-type="float">
            <text:p>0.068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18898" calcext:value-type="float">
            <text:p>0.18818898</text:p>
          </table:table-cell>
          <table:table-cell office:value-type="float" office:value="0.06789" calcext:value-type="float">
            <text:p>0.067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97638" calcext:value-type="float">
            <text:p>0.18897638</text:p>
          </table:table-cell>
          <table:table-cell office:value-type="float" office:value="0.06651" calcext:value-type="float">
            <text:p>0.066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976378" calcext:value-type="float">
            <text:p>0.18976378</text:p>
          </table:table-cell>
          <table:table-cell office:value-type="float" office:value="0.06774" calcext:value-type="float">
            <text:p>0.067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55118" calcext:value-type="float">
            <text:p>0.19055118</text:p>
          </table:table-cell>
          <table:table-cell office:value-type="float" office:value="0.06874" calcext:value-type="float">
            <text:p>0.068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133858" calcext:value-type="float">
            <text:p>0.19133858</text:p>
          </table:table-cell>
          <table:table-cell office:value-type="float" office:value="0.06654" calcext:value-type="float">
            <text:p>0.066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12598" calcext:value-type="float">
            <text:p>0.19212598</text:p>
          </table:table-cell>
          <table:table-cell office:value-type="float" office:value="0.06887" calcext:value-type="float">
            <text:p>0.068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91339" calcext:value-type="float">
            <text:p>0.19291339</text:p>
          </table:table-cell>
          <table:table-cell office:value-type="float" office:value="0.06932" calcext:value-type="float">
            <text:p>0.069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70079" calcext:value-type="float">
            <text:p>0.19370079</text:p>
          </table:table-cell>
          <table:table-cell office:value-type="float" office:value="0.06926" calcext:value-type="float">
            <text:p>0.06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448819" calcext:value-type="float">
            <text:p>0.19448819</text:p>
          </table:table-cell>
          <table:table-cell office:value-type="float" office:value="0.06512" calcext:value-type="float">
            <text:p>0.065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527559" calcext:value-type="float">
            <text:p>0.19527559</text:p>
          </table:table-cell>
          <table:table-cell office:value-type="float" office:value="0.06739" calcext:value-type="float">
            <text:p>0.067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06299" calcext:value-type="float">
            <text:p>0.19606299</text:p>
          </table:table-cell>
          <table:table-cell office:value-type="float" office:value="0.06987" calcext:value-type="float">
            <text:p>0.069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85039" calcext:value-type="float">
            <text:p>0.19685039</text:p>
          </table:table-cell>
          <table:table-cell office:value-type="float" office:value="0.06756" calcext:value-type="float">
            <text:p>0.06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76378" calcext:value-type="float">
            <text:p>0.1976378</text:p>
          </table:table-cell>
          <table:table-cell office:value-type="float" office:value="0.06595" calcext:value-type="float">
            <text:p>0.065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84252" calcext:value-type="float">
            <text:p>0.1984252</text:p>
          </table:table-cell>
          <table:table-cell office:value-type="float" office:value="0.06594" calcext:value-type="float">
            <text:p>0.065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92126" calcext:value-type="float">
            <text:p>0.1992126</text:p>
          </table:table-cell>
          <table:table-cell office:value-type="float" office:value="0.06725" calcext:value-type="float">
            <text:p>0.067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07874" calcext:value-type="float">
            <text:p>0.1007874</text:p>
          </table:table-cell>
          <table:table-cell office:value-type="float" office:value="0.06587" calcext:value-type="float">
            <text:p>0.065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15748" calcext:value-type="float">
            <text:p>0.1015748</text:p>
          </table:table-cell>
          <table:table-cell office:value-type="float" office:value="0.05945" calcext:value-type="float">
            <text:p>0.059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23622" calcext:value-type="float">
            <text:p>0.1023622</text:p>
          </table:table-cell>
          <table:table-cell office:value-type="float" office:value="0.06408" calcext:value-type="float">
            <text:p>0.064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14961" calcext:value-type="float">
            <text:p>0.10314961</text:p>
          </table:table-cell>
          <table:table-cell office:value-type="float" office:value="0.06746" calcext:value-type="float">
            <text:p>0.067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93701" calcext:value-type="float">
            <text:p>0.10393701</text:p>
          </table:table-cell>
          <table:table-cell office:value-type="float" office:value="0.06881" calcext:value-type="float">
            <text:p>0.068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472441" calcext:value-type="float">
            <text:p>0.10472441</text:p>
          </table:table-cell>
          <table:table-cell office:value-type="float" office:value="0.06648" calcext:value-type="float">
            <text:p>0.06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551181" calcext:value-type="float">
            <text:p>0.10551181</text:p>
          </table:table-cell>
          <table:table-cell office:value-type="float" office:value="0.06842" calcext:value-type="float">
            <text:p>0.068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629921" calcext:value-type="float">
            <text:p>0.10629921</text:p>
          </table:table-cell>
          <table:table-cell office:value-type="float" office:value="0.06859" calcext:value-type="float">
            <text:p>0.068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08661" calcext:value-type="float">
            <text:p>0.10708661</text:p>
          </table:table-cell>
          <table:table-cell office:value-type="float" office:value="0.06583" calcext:value-type="float">
            <text:p>0.065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87402" calcext:value-type="float">
            <text:p>0.10787402</text:p>
          </table:table-cell>
          <table:table-cell office:value-type="float" office:value="0.06476" calcext:value-type="float">
            <text:p>0.064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866142" calcext:value-type="float">
            <text:p>0.10866142</text:p>
          </table:table-cell>
          <table:table-cell office:value-type="float" office:value="0.06583" calcext:value-type="float">
            <text:p>0.065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944882" calcext:value-type="float">
            <text:p>0.10944882</text:p>
          </table:table-cell>
          <table:table-cell office:value-type="float" office:value="0.07015" calcext:value-type="float">
            <text:p>0.070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023622" calcext:value-type="float">
            <text:p>0.11023622</text:p>
          </table:table-cell>
          <table:table-cell office:value-type="float" office:value="0.06407" calcext:value-type="float">
            <text:p>0.06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02362" calcext:value-type="float">
            <text:p>0.11102362</text:p>
          </table:table-cell>
          <table:table-cell office:value-type="float" office:value="0.06268" calcext:value-type="float">
            <text:p>0.062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81102" calcext:value-type="float">
            <text:p>0.11181102</text:p>
          </table:table-cell>
          <table:table-cell office:value-type="float" office:value="0.06892" calcext:value-type="float">
            <text:p>0.068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259843" calcext:value-type="float">
            <text:p>0.11259843</text:p>
          </table:table-cell>
          <table:table-cell office:value-type="float" office:value="0.06661" calcext:value-type="float">
            <text:p>0.06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338583" calcext:value-type="float">
            <text:p>0.11338583</text:p>
          </table:table-cell>
          <table:table-cell office:value-type="float" office:value="0.06901" calcext:value-type="float">
            <text:p>0.069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17323" calcext:value-type="float">
            <text:p>0.11417323</text:p>
          </table:table-cell>
          <table:table-cell office:value-type="float" office:value="0.06648" calcext:value-type="float">
            <text:p>0.06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96063" calcext:value-type="float">
            <text:p>0.11496063</text:p>
          </table:table-cell>
          <table:table-cell office:value-type="float" office:value="0.06352" calcext:value-type="float">
            <text:p>0.063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574803" calcext:value-type="float">
            <text:p>0.11574803</text:p>
          </table:table-cell>
          <table:table-cell office:value-type="float" office:value="0.06628" calcext:value-type="float">
            <text:p>0.066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653543" calcext:value-type="float">
            <text:p>0.11653543</text:p>
          </table:table-cell>
          <table:table-cell office:value-type="float" office:value="0.05973" calcext:value-type="float">
            <text:p>0.059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732283" calcext:value-type="float">
            <text:p>0.11732283</text:p>
          </table:table-cell>
          <table:table-cell office:value-type="float" office:value="0.0626" calcext:value-type="float">
            <text:p>0.06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11024" calcext:value-type="float">
            <text:p>0.11811024</text:p>
          </table:table-cell>
          <table:table-cell office:value-type="float" office:value="0.06434" calcext:value-type="float">
            <text:p>0.064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89764" calcext:value-type="float">
            <text:p>0.11889764</text:p>
          </table:table-cell>
          <table:table-cell office:value-type="float" office:value="0.06837" calcext:value-type="float">
            <text:p>0.068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968504" calcext:value-type="float">
            <text:p>0.11968504</text:p>
          </table:table-cell>
          <table:table-cell office:value-type="float" office:value="0.06872" calcext:value-type="float">
            <text:p>0.068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047244" calcext:value-type="float">
            <text:p>0.12047244</text:p>
          </table:table-cell>
          <table:table-cell office:value-type="float" office:value="0.06811" calcext:value-type="float">
            <text:p>0.068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125984" calcext:value-type="float">
            <text:p>0.12125984</text:p>
          </table:table-cell>
          <table:table-cell office:value-type="float" office:value="0.06155" calcext:value-type="float">
            <text:p>0.061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04724" calcext:value-type="float">
            <text:p>0.12204724</text:p>
          </table:table-cell>
          <table:table-cell office:value-type="float" office:value="0.0655" calcext:value-type="float">
            <text:p>0.06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83465" calcext:value-type="float">
            <text:p>0.12283465</text:p>
          </table:table-cell>
          <table:table-cell office:value-type="float" office:value="0.06748" calcext:value-type="float">
            <text:p>0.06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362205" calcext:value-type="float">
            <text:p>0.12362205</text:p>
          </table:table-cell>
          <table:table-cell office:value-type="float" office:value="0.06547" calcext:value-type="float">
            <text:p>0.065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440945" calcext:value-type="float">
            <text:p>0.12440945</text:p>
          </table:table-cell>
          <table:table-cell office:value-type="float" office:value="0.05837" calcext:value-type="float">
            <text:p>0.058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19685" calcext:value-type="float">
            <text:p>0.12519685</text:p>
          </table:table-cell>
          <table:table-cell office:value-type="float" office:value="0.06639" calcext:value-type="float">
            <text:p>0.066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98425" calcext:value-type="float">
            <text:p>0.12598425</text:p>
          </table:table-cell>
          <table:table-cell office:value-type="float" office:value="0.06729" calcext:value-type="float">
            <text:p>0.067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677165" calcext:value-type="float">
            <text:p>0.12677165</text:p>
          </table:table-cell>
          <table:table-cell office:value-type="float" office:value="0.06856" calcext:value-type="float">
            <text:p>0.068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755906" calcext:value-type="float">
            <text:p>0.12755906</text:p>
          </table:table-cell>
          <table:table-cell office:value-type="float" office:value="0.0684" calcext:value-type="float">
            <text:p>0.06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834646" calcext:value-type="float">
            <text:p>0.12834646</text:p>
          </table:table-cell>
          <table:table-cell office:value-type="float" office:value="0.0636" calcext:value-type="float">
            <text:p>0.0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13386" calcext:value-type="float">
            <text:p>0.12913386</text:p>
          </table:table-cell>
          <table:table-cell office:value-type="float" office:value="0.06451" calcext:value-type="float">
            <text:p>0.064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92126" calcext:value-type="float">
            <text:p>0.12992126</text:p>
          </table:table-cell>
          <table:table-cell office:value-type="float" office:value="0.06215" calcext:value-type="float">
            <text:p>0.062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070866" calcext:value-type="float">
            <text:p>0.13070866</text:p>
          </table:table-cell>
          <table:table-cell office:value-type="float" office:value="0.06749" calcext:value-type="float">
            <text:p>0.067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149606" calcext:value-type="float">
            <text:p>0.13149606</text:p>
          </table:table-cell>
          <table:table-cell office:value-type="float" office:value="0.06559" calcext:value-type="float">
            <text:p>0.065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228346" calcext:value-type="float">
            <text:p>0.13228346</text:p>
          </table:table-cell>
          <table:table-cell office:value-type="float" office:value="0.0679" calcext:value-type="float">
            <text:p>0.0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07087" calcext:value-type="float">
            <text:p>0.13307087</text:p>
          </table:table-cell>
          <table:table-cell office:value-type="float" office:value="0.05951" calcext:value-type="float">
            <text:p>0.059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85827" calcext:value-type="float">
            <text:p>0.13385827</text:p>
          </table:table-cell>
          <table:table-cell office:value-type="float" office:value="0.06593" calcext:value-type="float">
            <text:p>0.06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464567" calcext:value-type="float">
            <text:p>0.13464567</text:p>
          </table:table-cell>
          <table:table-cell office:value-type="float" office:value="0.06626" calcext:value-type="float">
            <text:p>0.066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543307" calcext:value-type="float">
            <text:p>0.13543307</text:p>
          </table:table-cell>
          <table:table-cell office:value-type="float" office:value="0.06801" calcext:value-type="float">
            <text:p>0.06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622047" calcext:value-type="float">
            <text:p>0.13622047</text:p>
          </table:table-cell>
          <table:table-cell office:value-type="float" office:value="0.06473" calcext:value-type="float">
            <text:p>0.06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00787" calcext:value-type="float">
            <text:p>0.13700787</text:p>
          </table:table-cell>
          <table:table-cell office:value-type="float" office:value="0.06677" calcext:value-type="float">
            <text:p>0.06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79528" calcext:value-type="float">
            <text:p>0.13779528</text:p>
          </table:table-cell>
          <table:table-cell office:value-type="float" office:value="0.06342" calcext:value-type="float">
            <text:p>0.063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858268" calcext:value-type="float">
            <text:p>0.13858268</text:p>
          </table:table-cell>
          <table:table-cell office:value-type="float" office:value="0.06748" calcext:value-type="float">
            <text:p>0.06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937008" calcext:value-type="float">
            <text:p>0.13937008</text:p>
          </table:table-cell>
          <table:table-cell office:value-type="float" office:value="0.06291" calcext:value-type="float">
            <text:p>0.062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15748" calcext:value-type="float">
            <text:p>0.14015748</text:p>
          </table:table-cell>
          <table:table-cell office:value-type="float" office:value="0.06449" calcext:value-type="float">
            <text:p>0.06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94488" calcext:value-type="float">
            <text:p>0.14094488</text:p>
          </table:table-cell>
          <table:table-cell office:value-type="float" office:value="0.06557" calcext:value-type="float">
            <text:p>0.065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173228" calcext:value-type="float">
            <text:p>0.14173228</text:p>
          </table:table-cell>
          <table:table-cell office:value-type="float" office:value="0.0655" calcext:value-type="float">
            <text:p>0.06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251969" calcext:value-type="float">
            <text:p>0.14251969</text:p>
          </table:table-cell>
          <table:table-cell office:value-type="float" office:value="0.06446" calcext:value-type="float">
            <text:p>0.064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330709" calcext:value-type="float">
            <text:p>0.14330709</text:p>
          </table:table-cell>
          <table:table-cell office:value-type="float" office:value="0.06562" calcext:value-type="float">
            <text:p>0.065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09449" calcext:value-type="float">
            <text:p>0.14409449</text:p>
          </table:table-cell>
          <table:table-cell office:value-type="float" office:value="0.06813" calcext:value-type="float">
            <text:p>0.068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88189" calcext:value-type="float">
            <text:p>0.14488189</text:p>
          </table:table-cell>
          <table:table-cell office:value-type="float" office:value="0.06698" calcext:value-type="float">
            <text:p>0.06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566929" calcext:value-type="float">
            <text:p>0.14566929</text:p>
          </table:table-cell>
          <table:table-cell office:value-type="float" office:value="0.06294" calcext:value-type="float">
            <text:p>0.062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645669" calcext:value-type="float">
            <text:p>0.14645669</text:p>
          </table:table-cell>
          <table:table-cell office:value-type="float" office:value="0.06741" calcext:value-type="float">
            <text:p>0.06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724409" calcext:value-type="float">
            <text:p>0.14724409</text:p>
          </table:table-cell>
          <table:table-cell office:value-type="float" office:value="0.06508" calcext:value-type="float">
            <text:p>0.065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0315" calcext:value-type="float">
            <text:p>0.1480315</text:p>
          </table:table-cell>
          <table:table-cell office:value-type="float" office:value="0.06504" calcext:value-type="float">
            <text:p>0.065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8189" calcext:value-type="float">
            <text:p>0.1488189</text:p>
          </table:table-cell>
          <table:table-cell office:value-type="float" office:value="0.0622" calcext:value-type="float">
            <text:p>0.06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96063" calcext:value-type="float">
            <text:p>0.1496063</text:p>
          </table:table-cell>
          <table:table-cell office:value-type="float" office:value="0.06534" calcext:value-type="float">
            <text:p>0.065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03937" calcext:value-type="float">
            <text:p>0.1503937</text:p>
          </table:table-cell>
          <table:table-cell office:value-type="float" office:value="0.06497" calcext:value-type="float">
            <text:p>0.064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1811" calcext:value-type="float">
            <text:p>0.1511811</text:p>
          </table:table-cell>
          <table:table-cell office:value-type="float" office:value="0.06666" calcext:value-type="float">
            <text:p>0.066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9685" calcext:value-type="float">
            <text:p>0.1519685</text:p>
          </table:table-cell>
          <table:table-cell office:value-type="float" office:value="0.06561" calcext:value-type="float">
            <text:p>0.065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275591" calcext:value-type="float">
            <text:p>0.15275591</text:p>
          </table:table-cell>
          <table:table-cell office:value-type="float" office:value="0.06632" calcext:value-type="float">
            <text:p>0.06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354331" calcext:value-type="float">
            <text:p>0.15354331</text:p>
          </table:table-cell>
          <table:table-cell office:value-type="float" office:value="0.06864" calcext:value-type="float">
            <text:p>0.068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433071" calcext:value-type="float">
            <text:p>0.15433071</text:p>
          </table:table-cell>
          <table:table-cell office:value-type="float" office:value="0.06507" calcext:value-type="float">
            <text:p>0.06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11811" calcext:value-type="float">
            <text:p>0.15511811</text:p>
          </table:table-cell>
          <table:table-cell office:value-type="float" office:value="0.06591" calcext:value-type="float">
            <text:p>0.065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90551" calcext:value-type="float">
            <text:p>0.15590551</text:p>
          </table:table-cell>
          <table:table-cell office:value-type="float" office:value="0.06514" calcext:value-type="float">
            <text:p>0.065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669291" calcext:value-type="float">
            <text:p>0.15669291</text:p>
          </table:table-cell>
          <table:table-cell office:value-type="float" office:value="0.06477" calcext:value-type="float">
            <text:p>0.064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748031" calcext:value-type="float">
            <text:p>0.15748031</text:p>
          </table:table-cell>
          <table:table-cell office:value-type="float" office:value="0.06406" calcext:value-type="float">
            <text:p>0.06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826772" calcext:value-type="float">
            <text:p>0.15826772</text:p>
          </table:table-cell>
          <table:table-cell office:value-type="float" office:value="0.06829" calcext:value-type="float">
            <text:p>0.068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05512" calcext:value-type="float">
            <text:p>0.15905512</text:p>
          </table:table-cell>
          <table:table-cell office:value-type="float" office:value="0.06722" calcext:value-type="float">
            <text:p>0.067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84252" calcext:value-type="float">
            <text:p>0.15984252</text:p>
          </table:table-cell>
          <table:table-cell office:value-type="float" office:value="0.06965" calcext:value-type="float">
            <text:p>0.069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062992" calcext:value-type="float">
            <text:p>0.16062992</text:p>
          </table:table-cell>
          <table:table-cell office:value-type="float" office:value="0.06377" calcext:value-type="float">
            <text:p>0.063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141732" calcext:value-type="float">
            <text:p>0.16141732</text:p>
          </table:table-cell>
          <table:table-cell office:value-type="float" office:value="0.06501" calcext:value-type="float">
            <text:p>0.065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20472" calcext:value-type="float">
            <text:p>0.16220472</text:p>
          </table:table-cell>
          <table:table-cell office:value-type="float" office:value="0.06562" calcext:value-type="float">
            <text:p>0.065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99213" calcext:value-type="float">
            <text:p>0.16299213</text:p>
          </table:table-cell>
          <table:table-cell office:value-type="float" office:value="0.06775" calcext:value-type="float">
            <text:p>0.067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377953" calcext:value-type="float">
            <text:p>0.16377953</text:p>
          </table:table-cell>
          <table:table-cell office:value-type="float" office:value="0.06786" calcext:value-type="float">
            <text:p>0.067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456693" calcext:value-type="float">
            <text:p>0.16456693</text:p>
          </table:table-cell>
          <table:table-cell office:value-type="float" office:value="0.06507" calcext:value-type="float">
            <text:p>0.06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535433" calcext:value-type="float">
            <text:p>0.16535433</text:p>
          </table:table-cell>
          <table:table-cell office:value-type="float" office:value="0.06427" calcext:value-type="float">
            <text:p>0.06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14173" calcext:value-type="float">
            <text:p>0.16614173</text:p>
          </table:table-cell>
          <table:table-cell office:value-type="float" office:value="0.06305" calcext:value-type="float">
            <text:p>0.063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92913" calcext:value-type="float">
            <text:p>0.16692913</text:p>
          </table:table-cell>
          <table:table-cell office:value-type="float" office:value="0.06725" calcext:value-type="float">
            <text:p>0.067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771654" calcext:value-type="float">
            <text:p>0.16771654</text:p>
          </table:table-cell>
          <table:table-cell office:value-type="float" office:value="0.06068" calcext:value-type="float">
            <text:p>0.060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850394" calcext:value-type="float">
            <text:p>0.16850394</text:p>
          </table:table-cell>
          <table:table-cell office:value-type="float" office:value="0.0677" calcext:value-type="float">
            <text:p>0.0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929134" calcext:value-type="float">
            <text:p>0.16929134</text:p>
          </table:table-cell>
          <table:table-cell office:value-type="float" office:value="0.06636" calcext:value-type="float">
            <text:p>0.06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07874" calcext:value-type="float">
            <text:p>0.17007874</text:p>
          </table:table-cell>
          <table:table-cell office:value-type="float" office:value="0.06661" calcext:value-type="float">
            <text:p>0.066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86614" calcext:value-type="float">
            <text:p>0.17086614</text:p>
          </table:table-cell>
          <table:table-cell office:value-type="float" office:value="0.06665" calcext:value-type="float">
            <text:p>0.066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165354" calcext:value-type="float">
            <text:p>0.17165354</text:p>
          </table:table-cell>
          <table:table-cell office:value-type="float" office:value="0.06257" calcext:value-type="float">
            <text:p>0.062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244094" calcext:value-type="float">
            <text:p>0.17244094</text:p>
          </table:table-cell>
          <table:table-cell office:value-type="float" office:value="0.06782" calcext:value-type="float">
            <text:p>0.06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322835" calcext:value-type="float">
            <text:p>0.17322835</text:p>
          </table:table-cell>
          <table:table-cell office:value-type="float" office:value="0.06886" calcext:value-type="float">
            <text:p>0.068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01575" calcext:value-type="float">
            <text:p>0.17401575</text:p>
          </table:table-cell>
          <table:table-cell office:value-type="float" office:value="0.06787" calcext:value-type="float">
            <text:p>0.067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80315" calcext:value-type="float">
            <text:p>0.17480315</text:p>
          </table:table-cell>
          <table:table-cell office:value-type="float" office:value="0.06678" calcext:value-type="float">
            <text:p>0.066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559055" calcext:value-type="float">
            <text:p>0.17559055</text:p>
          </table:table-cell>
          <table:table-cell office:value-type="float" office:value="0.06642" calcext:value-type="float">
            <text:p>0.066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637795" calcext:value-type="float">
            <text:p>0.17637795</text:p>
          </table:table-cell>
          <table:table-cell office:value-type="float" office:value="0.06683" calcext:value-type="float">
            <text:p>0.066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16535" calcext:value-type="float">
            <text:p>0.17716535</text:p>
          </table:table-cell>
          <table:table-cell office:value-type="float" office:value="0.06136" calcext:value-type="float">
            <text:p>0.061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95276" calcext:value-type="float">
            <text:p>0.17795276</text:p>
          </table:table-cell>
          <table:table-cell office:value-type="float" office:value="0.06785" calcext:value-type="float">
            <text:p>0.067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874016" calcext:value-type="float">
            <text:p>0.17874016</text:p>
          </table:table-cell>
          <table:table-cell office:value-type="float" office:value="0.06865" calcext:value-type="float">
            <text:p>0.068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952756" calcext:value-type="float">
            <text:p>0.17952756</text:p>
          </table:table-cell>
          <table:table-cell office:value-type="float" office:value="0.06748" calcext:value-type="float">
            <text:p>0.06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031496" calcext:value-type="float">
            <text:p>0.18031496</text:p>
          </table:table-cell>
          <table:table-cell office:value-type="float" office:value="0.06821" calcext:value-type="float">
            <text:p>0.068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10236" calcext:value-type="float">
            <text:p>0.18110236</text:p>
          </table:table-cell>
          <table:table-cell office:value-type="float" office:value="0.06271" calcext:value-type="float">
            <text:p>0.062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88976" calcext:value-type="float">
            <text:p>0.18188976</text:p>
          </table:table-cell>
          <table:table-cell office:value-type="float" office:value="0.06269" calcext:value-type="float">
            <text:p>0.062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267717" calcext:value-type="float">
            <text:p>0.18267717</text:p>
          </table:table-cell>
          <table:table-cell office:value-type="float" office:value="0.06741" calcext:value-type="float">
            <text:p>0.06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346457" calcext:value-type="float">
            <text:p>0.18346457</text:p>
          </table:table-cell>
          <table:table-cell office:value-type="float" office:value="0.0677" calcext:value-type="float">
            <text:p>0.0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425197" calcext:value-type="float">
            <text:p>0.18425197</text:p>
          </table:table-cell>
          <table:table-cell office:value-type="float" office:value="0.06743" calcext:value-type="float">
            <text:p>0.067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03937" calcext:value-type="float">
            <text:p>0.18503937</text:p>
          </table:table-cell>
          <table:table-cell office:value-type="float" office:value="0.06478" calcext:value-type="float">
            <text:p>0.064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82677" calcext:value-type="float">
            <text:p>0.18582677</text:p>
          </table:table-cell>
          <table:table-cell office:value-type="float" office:value="0.06488" calcext:value-type="float">
            <text:p>0.064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661417" calcext:value-type="float">
            <text:p>0.18661417</text:p>
          </table:table-cell>
          <table:table-cell office:value-type="float" office:value="0.06771" calcext:value-type="float">
            <text:p>0.067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740157" calcext:value-type="float">
            <text:p>0.18740157</text:p>
          </table:table-cell>
          <table:table-cell office:value-type="float" office:value="0.06113" calcext:value-type="float">
            <text:p>0.061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18898" calcext:value-type="float">
            <text:p>0.18818898</text:p>
          </table:table-cell>
          <table:table-cell office:value-type="float" office:value="0.06532" calcext:value-type="float">
            <text:p>0.065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97638" calcext:value-type="float">
            <text:p>0.18897638</text:p>
          </table:table-cell>
          <table:table-cell office:value-type="float" office:value="0.06034" calcext:value-type="float">
            <text:p>0.060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976378" calcext:value-type="float">
            <text:p>0.18976378</text:p>
          </table:table-cell>
          <table:table-cell office:value-type="float" office:value="0.06586" calcext:value-type="float">
            <text:p>0.065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055118" calcext:value-type="float">
            <text:p>0.19055118</text:p>
          </table:table-cell>
          <table:table-cell office:value-type="float" office:value="0.06528" calcext:value-type="float">
            <text:p>0.065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133858" calcext:value-type="float">
            <text:p>0.19133858</text:p>
          </table:table-cell>
          <table:table-cell office:value-type="float" office:value="0.06515" calcext:value-type="float">
            <text:p>0.065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12598" calcext:value-type="float">
            <text:p>0.19212598</text:p>
          </table:table-cell>
          <table:table-cell office:value-type="float" office:value="0.06675" calcext:value-type="float">
            <text:p>0.066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91339" calcext:value-type="float">
            <text:p>0.19291339</text:p>
          </table:table-cell>
          <table:table-cell office:value-type="float" office:value="0.06539" calcext:value-type="float">
            <text:p>0.065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370079" calcext:value-type="float">
            <text:p>0.19370079</text:p>
          </table:table-cell>
          <table:table-cell office:value-type="float" office:value="0.06644" calcext:value-type="float">
            <text:p>0.066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448819" calcext:value-type="float">
            <text:p>0.19448819</text:p>
          </table:table-cell>
          <table:table-cell office:value-type="float" office:value="0.06752" calcext:value-type="float">
            <text:p>0.06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527559" calcext:value-type="float">
            <text:p>0.19527559</text:p>
          </table:table-cell>
          <table:table-cell office:value-type="float" office:value="0.06822" calcext:value-type="float">
            <text:p>0.068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06299" calcext:value-type="float">
            <text:p>0.19606299</text:p>
          </table:table-cell>
          <table:table-cell office:value-type="float" office:value="0.06669" calcext:value-type="float">
            <text:p>0.066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85039" calcext:value-type="float">
            <text:p>0.19685039</text:p>
          </table:table-cell>
          <table:table-cell office:value-type="float" office:value="0.06533" calcext:value-type="float">
            <text:p>0.065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76378" calcext:value-type="float">
            <text:p>0.1976378</text:p>
          </table:table-cell>
          <table:table-cell office:value-type="float" office:value="0.06694" calcext:value-type="float">
            <text:p>0.066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84252" calcext:value-type="float">
            <text:p>0.1984252</text:p>
          </table:table-cell>
          <table:table-cell office:value-type="float" office:value="0.06445" calcext:value-type="float">
            <text:p>0.064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92126" calcext:value-type="float">
            <text:p>0.1992126</text:p>
          </table:table-cell>
          <table:table-cell office:value-type="float" office:value="0.06679" calcext:value-type="float">
            <text:p>0.06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3835" calcext:value-type="float">
            <text:p>0.0383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0431373" calcext:value-type="float">
            <text:p>0.10431373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03752" calcext:value-type="float">
            <text:p>0.0375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0862745" calcext:value-type="float">
            <text:p>0.10862745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3409" calcext:value-type="float">
            <text:p>0.0340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1294118" calcext:value-type="float">
            <text:p>0.11294118</text:p>
          </table:table-cell>
          <table:table-cell office:value-type="float" office:value="0.06662" calcext:value-type="float">
            <text:p>0.06662</text:p>
          </table:table-cell>
          <table:table-cell office:value-type="float" office:value="0.03792" calcext:value-type="float">
            <text:p>0.0379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172549" calcext:value-type="float">
            <text:p>0.1172549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3385" calcext:value-type="float">
            <text:p>0.0338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2156863" calcext:value-type="float">
            <text:p>0.12156863</text:p>
          </table:table-cell>
          <table:table-cell office:value-type="float" office:value="0.06771" calcext:value-type="float">
            <text:p>0.06771</text:p>
          </table:table-cell>
          <table:table-cell office:value-type="float" office:value="0.02969" calcext:value-type="float">
            <text:p>0.0296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2588235" calcext:value-type="float">
            <text:p>0.12588235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3115" calcext:value-type="float">
            <text:p>0.0311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3019608" calcext:value-type="float">
            <text:p>0.13019608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0.03414" calcext:value-type="float">
            <text:p>0.0341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345098" calcext:value-type="float">
            <text:p>0.1345098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0.03965" calcext:value-type="float">
            <text:p>0.0396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3882353" calcext:value-type="float">
            <text:p>0.13882353</text:p>
          </table:table-cell>
          <table:table-cell office:value-type="float" office:value="0.06789" calcext:value-type="float">
            <text:p>0.06789</text:p>
          </table:table-cell>
          <table:table-cell office:value-type="float" office:value="0.03399" calcext:value-type="float">
            <text:p>0.0339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4313725" calcext:value-type="float">
            <text:p>0.14313725</text:p>
          </table:table-cell>
          <table:table-cell office:value-type="float" office:value="0.06665" calcext:value-type="float">
            <text:p>0.06665</text:p>
          </table:table-cell>
          <table:table-cell office:value-type="float" office:value="0.03441" calcext:value-type="float">
            <text:p>0.0344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4745098" calcext:value-type="float">
            <text:p>0.14745098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03435" calcext:value-type="float">
            <text:p>0.0343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5176471" calcext:value-type="float">
            <text:p>0.15176471</text:p>
          </table:table-cell>
          <table:table-cell office:value-type="float" office:value="0.06932" calcext:value-type="float">
            <text:p>0.06932</text:p>
          </table:table-cell>
          <table:table-cell office:value-type="float" office:value="0.04151" calcext:value-type="float">
            <text:p>0.0415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5607843" calcext:value-type="float">
            <text:p>0.15607843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305" calcext:value-type="float">
            <text:p>0.030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6039216" calcext:value-type="float">
            <text:p>0.16039216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3499" calcext:value-type="float">
            <text:p>0.0349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6470588" calcext:value-type="float">
            <text:p>0.16470588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03318" calcext:value-type="float">
            <text:p>0.0331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6901961" calcext:value-type="float">
            <text:p>0.16901961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3866" calcext:value-type="float">
            <text:p>0.0386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7333333" calcext:value-type="float">
            <text:p>0.17333333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03029" calcext:value-type="float">
            <text:p>0.0302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7764706" calcext:value-type="float">
            <text:p>0.17764706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3362" calcext:value-type="float">
            <text:p>0.0336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8196078" calcext:value-type="float">
            <text:p>0.18196078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03872" calcext:value-type="float">
            <text:p>0.0387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8627451" calcext:value-type="float">
            <text:p>0.18627451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4179" calcext:value-type="float">
            <text:p>0.0417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9058824" calcext:value-type="float">
            <text:p>0.19058824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2791" calcext:value-type="float">
            <text:p>0.0279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9490196" calcext:value-type="float">
            <text:p>0.19490196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3939" calcext:value-type="float">
            <text:p>0.0393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19921569" calcext:value-type="float">
            <text:p>0.19921569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3551" calcext:value-type="float">
            <text:p>0.0355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0352941" calcext:value-type="float">
            <text:p>0.20352941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0.03857" calcext:value-type="float">
            <text:p>0.0385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0784314" calcext:value-type="float">
            <text:p>0.20784314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3136" calcext:value-type="float">
            <text:p>0.0313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1215686" calcext:value-type="float">
            <text:p>0.21215686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02911" calcext:value-type="float">
            <text:p>0.0291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1647059" calcext:value-type="float">
            <text:p>0.21647059</text:p>
          </table:table-cell>
          <table:table-cell office:value-type="float" office:value="0.06785" calcext:value-type="float">
            <text:p>0.06785</text:p>
          </table:table-cell>
          <table:table-cell office:value-type="float" office:value="0.02738" calcext:value-type="float">
            <text:p>0.0273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2078431" calcext:value-type="float">
            <text:p>0.22078431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3759" calcext:value-type="float">
            <text:p>0.0375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2509804" calcext:value-type="float">
            <text:p>0.22509804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3348" calcext:value-type="float">
            <text:p>0.0334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2941176" calcext:value-type="float">
            <text:p>0.22941176</text:p>
          </table:table-cell>
          <table:table-cell office:value-type="float" office:value="0.06846" calcext:value-type="float">
            <text:p>0.06846</text:p>
          </table:table-cell>
          <table:table-cell office:value-type="float" office:value="0.03786" calcext:value-type="float">
            <text:p>0.0378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3372549" calcext:value-type="float">
            <text:p>0.2337254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03241" calcext:value-type="float">
            <text:p>0.0324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3803922" calcext:value-type="float">
            <text:p>0.2380392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3391" calcext:value-type="float">
            <text:p>0.0339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4235294" calcext:value-type="float">
            <text:p>0.24235294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2855" calcext:value-type="float">
            <text:p>0.0285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4666667" calcext:value-type="float">
            <text:p>0.24666667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03482" calcext:value-type="float">
            <text:p>0.0348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5098039" calcext:value-type="float">
            <text:p>0.25098039</text:p>
          </table:table-cell>
          <table:table-cell office:value-type="float" office:value="0.06812" calcext:value-type="float">
            <text:p>0.06812</text:p>
          </table:table-cell>
          <table:table-cell office:value-type="float" office:value="0.03066" calcext:value-type="float">
            <text:p>0.0306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5529412" calcext:value-type="float">
            <text:p>0.25529412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3205" calcext:value-type="float">
            <text:p>0.0320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5960784" calcext:value-type="float">
            <text:p>0.25960784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03535" calcext:value-type="float">
            <text:p>0.0353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6392157" calcext:value-type="float">
            <text:p>0.26392157</text:p>
          </table:table-cell>
          <table:table-cell office:value-type="float" office:value="0.06802" calcext:value-type="float">
            <text:p>0.06802</text:p>
          </table:table-cell>
          <table:table-cell office:value-type="float" office:value="0.03328" calcext:value-type="float">
            <text:p>0.0332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6823529" calcext:value-type="float">
            <text:p>0.26823529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3488" calcext:value-type="float">
            <text:p>0.0348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7254902" calcext:value-type="float">
            <text:p>0.27254902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3213" calcext:value-type="float">
            <text:p>0.0321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7686275" calcext:value-type="float">
            <text:p>0.27686275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3784" calcext:value-type="float">
            <text:p>0.0378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8117647" calcext:value-type="float">
            <text:p>0.28117647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02828" calcext:value-type="float">
            <text:p>0.0282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854902" calcext:value-type="float">
            <text:p>0.2854902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3036" calcext:value-type="float">
            <text:p>0.0303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8980392" calcext:value-type="float">
            <text:p>0.28980392</text:p>
          </table:table-cell>
          <table:table-cell office:value-type="float" office:value="0.06863" calcext:value-type="float">
            <text:p>0.06863</text:p>
          </table:table-cell>
          <table:table-cell office:value-type="float" office:value="0.03069" calcext:value-type="float">
            <text:p>0.0306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06962" calcext:value-type="float">
            <text:p>0.06962</text:p>
          </table:table-cell>
          <table:table-cell office:value-type="float" office:value="0.03281" calcext:value-type="float">
            <text:p>0.0328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29843137" calcext:value-type="float">
            <text:p>0.29843137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248" calcext:value-type="float">
            <text:p>0.024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027451" calcext:value-type="float">
            <text:p>0.3027451</text:p>
          </table:table-cell>
          <table:table-cell office:value-type="float" office:value="0.06583" calcext:value-type="float">
            <text:p>0.06583</text:p>
          </table:table-cell>
          <table:table-cell office:value-type="float" office:value="0.02871" calcext:value-type="float">
            <text:p>0.0287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0705882" calcext:value-type="float">
            <text:p>0.30705882</text:p>
          </table:table-cell>
          <table:table-cell office:value-type="float" office:value="0.06874" calcext:value-type="float">
            <text:p>0.06874</text:p>
          </table:table-cell>
          <table:table-cell office:value-type="float" office:value="0.02842" calcext:value-type="float">
            <text:p>0.0284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1137255" calcext:value-type="float">
            <text:p>0.31137255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03231" calcext:value-type="float">
            <text:p>0.0323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1568627" calcext:value-type="float">
            <text:p>0.31568627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03267" calcext:value-type="float">
            <text:p>0.0326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2" calcext:value-type="float">
            <text:p>0.32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3921" calcext:value-type="float">
            <text:p>0.0392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2431373" calcext:value-type="float">
            <text:p>0.32431373</text:p>
          </table:table-cell>
          <table:table-cell office:value-type="float" office:value="0.06705" calcext:value-type="float">
            <text:p>0.06705</text:p>
          </table:table-cell>
          <table:table-cell office:value-type="float" office:value="0.02783" calcext:value-type="float">
            <text:p>0.0278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2862745" calcext:value-type="float">
            <text:p>0.32862745</text:p>
          </table:table-cell>
          <table:table-cell office:value-type="float" office:value="0.06656" calcext:value-type="float">
            <text:p>0.06656</text:p>
          </table:table-cell>
          <table:table-cell office:value-type="float" office:value="0.03066" calcext:value-type="float">
            <text:p>0.0306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3294118" calcext:value-type="float">
            <text:p>0.33294118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3126" calcext:value-type="float">
            <text:p>0.0312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372549" calcext:value-type="float">
            <text:p>0.3372549</text:p>
          </table:table-cell>
          <table:table-cell office:value-type="float" office:value="0.06812" calcext:value-type="float">
            <text:p>0.06812</text:p>
          </table:table-cell>
          <table:table-cell office:value-type="float" office:value="0.03095" calcext:value-type="float">
            <text:p>0.0309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4156863" calcext:value-type="float">
            <text:p>0.34156863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3128" calcext:value-type="float">
            <text:p>0.0312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4588235" calcext:value-type="float">
            <text:p>0.34588235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2971" calcext:value-type="float">
            <text:p>0.0297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5019608" calcext:value-type="float">
            <text:p>0.35019608</text:p>
          </table:table-cell>
          <table:table-cell office:value-type="float" office:value="0.06703" calcext:value-type="float">
            <text:p>0.06703</text:p>
          </table:table-cell>
          <table:table-cell office:value-type="float" office:value="0.03535" calcext:value-type="float">
            <text:p>0.0353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545098" calcext:value-type="float">
            <text:p>0.35450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424" calcext:value-type="float">
            <text:p>0.0342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5882353" calcext:value-type="float">
            <text:p>0.35882353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2901" calcext:value-type="float">
            <text:p>0.0290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6313725" calcext:value-type="float">
            <text:p>0.36313725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3204" calcext:value-type="float">
            <text:p>0.0320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6745098" calcext:value-type="float">
            <text:p>0.36745098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2976" calcext:value-type="float">
            <text:p>0.0297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7176471" calcext:value-type="float">
            <text:p>0.37176471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0.03357" calcext:value-type="float">
            <text:p>0.0335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7607843" calcext:value-type="float">
            <text:p>0.37607843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2969" calcext:value-type="float">
            <text:p>0.0296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8039216" calcext:value-type="float">
            <text:p>0.38039216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3547" calcext:value-type="float">
            <text:p>0.0354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8470588" calcext:value-type="float">
            <text:p>0.38470588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3383" calcext:value-type="float">
            <text:p>0.0338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8901961" calcext:value-type="float">
            <text:p>0.38901961</text:p>
          </table:table-cell>
          <table:table-cell office:value-type="float" office:value="0.06703" calcext:value-type="float">
            <text:p>0.06703</text:p>
          </table:table-cell>
          <table:table-cell office:value-type="float" office:value="0.03019" calcext:value-type="float">
            <text:p>0.0301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9333333" calcext:value-type="float">
            <text:p>0.39333333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3363" calcext:value-type="float">
            <text:p>0.0336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39764706" calcext:value-type="float">
            <text:p>0.39764706</text:p>
          </table:table-cell>
          <table:table-cell office:value-type="float" office:value="0.06619" calcext:value-type="float">
            <text:p>0.06619</text:p>
          </table:table-cell>
          <table:table-cell office:value-type="float" office:value="0.03274" calcext:value-type="float">
            <text:p>0.0327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0196078" calcext:value-type="float">
            <text:p>0.40196078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2802" calcext:value-type="float">
            <text:p>0.0280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0627451" calcext:value-type="float">
            <text:p>0.40627451</text:p>
          </table:table-cell>
          <table:table-cell office:value-type="float" office:value="0.06595" calcext:value-type="float">
            <text:p>0.06595</text:p>
          </table:table-cell>
          <table:table-cell office:value-type="float" office:value="0.02954" calcext:value-type="float">
            <text:p>0.0295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1058824" calcext:value-type="float">
            <text:p>0.41058824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3075" calcext:value-type="float">
            <text:p>0.0307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1490196" calcext:value-type="float">
            <text:p>0.4149019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2927" calcext:value-type="float">
            <text:p>0.0292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1921569" calcext:value-type="float">
            <text:p>0.41921569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2956" calcext:value-type="float">
            <text:p>0.0295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2352941" calcext:value-type="float">
            <text:p>0.42352941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3287" calcext:value-type="float">
            <text:p>0.0328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2784314" calcext:value-type="float">
            <text:p>0.4278431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2992" calcext:value-type="float">
            <text:p>0.0299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3215686" calcext:value-type="float">
            <text:p>0.43215686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3136" calcext:value-type="float">
            <text:p>0.0313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3647059" calcext:value-type="float">
            <text:p>0.43647059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3167" calcext:value-type="float">
            <text:p>0.0316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4078431" calcext:value-type="float">
            <text:p>0.44078431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2804" calcext:value-type="float">
            <text:p>0.0280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4509804" calcext:value-type="float">
            <text:p>0.44509804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3301" calcext:value-type="float">
            <text:p>0.0330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4941176" calcext:value-type="float">
            <text:p>0.44941176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3147" calcext:value-type="float">
            <text:p>0.0314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5372549" calcext:value-type="float">
            <text:p>0.45372549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3286" calcext:value-type="float">
            <text:p>0.0328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5803922" calcext:value-type="float">
            <text:p>0.45803922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3276" calcext:value-type="float">
            <text:p>0.0327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6235294" calcext:value-type="float">
            <text:p>0.46235294</text:p>
          </table:table-cell>
          <table:table-cell office:value-type="float" office:value="0.06689" calcext:value-type="float">
            <text:p>0.06689</text:p>
          </table:table-cell>
          <table:table-cell office:value-type="float" office:value="0.02959" calcext:value-type="float">
            <text:p>0.0295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02717" calcext:value-type="float">
            <text:p>0.0271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7098039" calcext:value-type="float">
            <text:p>0.47098039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02796" calcext:value-type="float">
            <text:p>0.0279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7529412" calcext:value-type="float">
            <text:p>0.47529412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2888" calcext:value-type="float">
            <text:p>0.0288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7960784" calcext:value-type="float">
            <text:p>0.47960784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3173" calcext:value-type="float">
            <text:p>0.0317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8392157" calcext:value-type="float">
            <text:p>0.48392157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3131" calcext:value-type="float">
            <text:p>0.0313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8823529" calcext:value-type="float">
            <text:p>0.48823529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02737" calcext:value-type="float">
            <text:p>0.0273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9254902" calcext:value-type="float">
            <text:p>0.49254902</text:p>
          </table:table-cell>
          <table:table-cell office:value-type="float" office:value="0.06618" calcext:value-type="float">
            <text:p>0.06618</text:p>
          </table:table-cell>
          <table:table-cell office:value-type="float" office:value="0.02803" calcext:value-type="float">
            <text:p>0.0280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49686275" calcext:value-type="float">
            <text:p>0.49686275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0.03157" calcext:value-type="float">
            <text:p>0.0315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0117647" calcext:value-type="float">
            <text:p>0.50117647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0.03349" calcext:value-type="float">
            <text:p>0.0334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054902" calcext:value-type="float">
            <text:p>0.5054902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2723" calcext:value-type="float">
            <text:p>0.0272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0980392" calcext:value-type="float">
            <text:p>0.50980392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3305" calcext:value-type="float">
            <text:p>0.0330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1411765" calcext:value-type="float">
            <text:p>0.51411765</text:p>
          </table:table-cell>
          <table:table-cell office:value-type="float" office:value="0.06665" calcext:value-type="float">
            <text:p>0.06665</text:p>
          </table:table-cell>
          <table:table-cell office:value-type="float" office:value="0.03136" calcext:value-type="float">
            <text:p>0.0313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1843137" calcext:value-type="float">
            <text:p>0.51843137</text:p>
          </table:table-cell>
          <table:table-cell office:value-type="float" office:value="0.06603" calcext:value-type="float">
            <text:p>0.06603</text:p>
          </table:table-cell>
          <table:table-cell office:value-type="float" office:value="0.02955" calcext:value-type="float">
            <text:p>0.0295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227451" calcext:value-type="float">
            <text:p>0.5227451</text:p>
          </table:table-cell>
          <table:table-cell office:value-type="float" office:value="0.06599" calcext:value-type="float">
            <text:p>0.06599</text:p>
          </table:table-cell>
          <table:table-cell office:value-type="float" office:value="0.03291" calcext:value-type="float">
            <text:p>0.0329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2705882" calcext:value-type="float">
            <text:p>0.52705882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3262" calcext:value-type="float">
            <text:p>0.0326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3137255" calcext:value-type="float">
            <text:p>0.53137255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03363" calcext:value-type="float">
            <text:p>0.0336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3568627" calcext:value-type="float">
            <text:p>0.53568627</text:p>
          </table:table-cell>
          <table:table-cell office:value-type="float" office:value="0.06514" calcext:value-type="float">
            <text:p>0.06514</text:p>
          </table:table-cell>
          <table:table-cell office:value-type="float" office:value="0.03081" calcext:value-type="float">
            <text:p>0.0308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4" calcext:value-type="float">
            <text:p>0.54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269" calcext:value-type="float">
            <text:p>0.026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4431373" calcext:value-type="float">
            <text:p>0.54431373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0.02747" calcext:value-type="float">
            <text:p>0.0274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4862745" calcext:value-type="float">
            <text:p>0.54862745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3089" calcext:value-type="float">
            <text:p>0.0308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5294118" calcext:value-type="float">
            <text:p>0.55294118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3288" calcext:value-type="float">
            <text:p>0.0328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572549" calcext:value-type="float">
            <text:p>0.5572549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3275" calcext:value-type="float">
            <text:p>0.0327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6156863" calcext:value-type="float">
            <text:p>0.56156863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03117" calcext:value-type="float">
            <text:p>0.0311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6588235" calcext:value-type="float">
            <text:p>0.56588235</text:p>
          </table:table-cell>
          <table:table-cell office:value-type="float" office:value="0.06661" calcext:value-type="float">
            <text:p>0.06661</text:p>
          </table:table-cell>
          <table:table-cell office:value-type="float" office:value="0.03419" calcext:value-type="float">
            <text:p>0.0341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7019608" calcext:value-type="float">
            <text:p>0.57019608</text:p>
          </table:table-cell>
          <table:table-cell office:value-type="float" office:value="0.06596" calcext:value-type="float">
            <text:p>0.06596</text:p>
          </table:table-cell>
          <table:table-cell office:value-type="float" office:value="0.03384" calcext:value-type="float">
            <text:p>0.0338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745098" calcext:value-type="float">
            <text:p>0.5745098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2915" calcext:value-type="float">
            <text:p>0.0291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7882353" calcext:value-type="float">
            <text:p>0.5788235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242" calcext:value-type="float">
            <text:p>0.024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8313725" calcext:value-type="float">
            <text:p>0.58313725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2776" calcext:value-type="float">
            <text:p>0.0277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8745098" calcext:value-type="float">
            <text:p>0.58745098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2972" calcext:value-type="float">
            <text:p>0.0297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9176471" calcext:value-type="float">
            <text:p>0.59176471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59607843" calcext:value-type="float">
            <text:p>0.59607843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02874" calcext:value-type="float">
            <text:p>0.0287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0039216" calcext:value-type="float">
            <text:p>0.60039216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3163" calcext:value-type="float">
            <text:p>0.0316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0470588" calcext:value-type="float">
            <text:p>0.604705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3159" calcext:value-type="float">
            <text:p>0.0315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0901961" calcext:value-type="float">
            <text:p>0.60901961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02914" calcext:value-type="float">
            <text:p>0.0291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1333333" calcext:value-type="float">
            <text:p>0.61333333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302" calcext:value-type="float">
            <text:p>0.030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1764706" calcext:value-type="float">
            <text:p>0.61764706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3198" calcext:value-type="float">
            <text:p>0.0319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2196078" calcext:value-type="float">
            <text:p>0.62196078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2744" calcext:value-type="float">
            <text:p>0.0274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2627451" calcext:value-type="float">
            <text:p>0.62627451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2754" calcext:value-type="float">
            <text:p>0.0275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3058824" calcext:value-type="float">
            <text:p>0.63058824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2822" calcext:value-type="float">
            <text:p>0.0282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3490196" calcext:value-type="float">
            <text:p>0.63490196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285" calcext:value-type="float">
            <text:p>0.028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3921569" calcext:value-type="float">
            <text:p>0.63921569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286" calcext:value-type="float">
            <text:p>0.028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4352941" calcext:value-type="float">
            <text:p>0.64352941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324" calcext:value-type="float">
            <text:p>0.032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4784314" calcext:value-type="float">
            <text:p>0.64784314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3023" calcext:value-type="float">
            <text:p>0.0302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5215686" calcext:value-type="float">
            <text:p>0.65215686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3171" calcext:value-type="float">
            <text:p>0.0317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5647059" calcext:value-type="float">
            <text:p>0.6564705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2873" calcext:value-type="float">
            <text:p>0.0287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6078431" calcext:value-type="float">
            <text:p>0.66078431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3015" calcext:value-type="float">
            <text:p>0.0301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6509804" calcext:value-type="float">
            <text:p>0.66509804</text:p>
          </table:table-cell>
          <table:table-cell office:value-type="float" office:value="0.06586" calcext:value-type="float">
            <text:p>0.06586</text:p>
          </table:table-cell>
          <table:table-cell office:value-type="float" office:value="0.02788" calcext:value-type="float">
            <text:p>0.0278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6941176" calcext:value-type="float">
            <text:p>0.66941176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3178" calcext:value-type="float">
            <text:p>0.0317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7372549" calcext:value-type="float">
            <text:p>0.67372549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2781" calcext:value-type="float">
            <text:p>0.0278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7803922" calcext:value-type="float">
            <text:p>0.67803922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3548" calcext:value-type="float">
            <text:p>0.0354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8235294" calcext:value-type="float">
            <text:p>0.68235294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2964" calcext:value-type="float">
            <text:p>0.0296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8666667" calcext:value-type="float">
            <text:p>0.68666667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3321" calcext:value-type="float">
            <text:p>0.0332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9098039" calcext:value-type="float">
            <text:p>0.69098039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2865" calcext:value-type="float">
            <text:p>0.0286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9529412" calcext:value-type="float">
            <text:p>0.69529412</text:p>
          </table:table-cell>
          <table:table-cell office:value-type="float" office:value="0.06594" calcext:value-type="float">
            <text:p>0.06594</text:p>
          </table:table-cell>
          <table:table-cell office:value-type="float" office:value="0.03271" calcext:value-type="float">
            <text:p>0.0327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69960784" calcext:value-type="float">
            <text:p>0.69960784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275" calcext:value-type="float">
            <text:p>0.027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0392157" calcext:value-type="float">
            <text:p>0.7039215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2769" calcext:value-type="float">
            <text:p>0.0276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0823529" calcext:value-type="float">
            <text:p>0.70823529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3286" calcext:value-type="float">
            <text:p>0.0328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1254902" calcext:value-type="float">
            <text:p>0.7125490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2946" calcext:value-type="float">
            <text:p>0.0294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1686275" calcext:value-type="float">
            <text:p>0.71686275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3198" calcext:value-type="float">
            <text:p>0.0319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2117647" calcext:value-type="float">
            <text:p>0.7211764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2834" calcext:value-type="float">
            <text:p>0.0283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254902" calcext:value-type="float">
            <text:p>0.7254902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3251" calcext:value-type="float">
            <text:p>0.0325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2980392" calcext:value-type="float">
            <text:p>0.72980392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2662" calcext:value-type="float">
            <text:p>0.0266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3411765" calcext:value-type="float">
            <text:p>0.73411765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2906" calcext:value-type="float">
            <text:p>0.0290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3843137" calcext:value-type="float">
            <text:p>0.73843137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2857" calcext:value-type="float">
            <text:p>0.0285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427451" calcext:value-type="float">
            <text:p>0.7427451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02758" calcext:value-type="float">
            <text:p>0.0275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4705882" calcext:value-type="float">
            <text:p>0.74705882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2907" calcext:value-type="float">
            <text:p>0.0290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5137255" calcext:value-type="float">
            <text:p>0.75137255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2971" calcext:value-type="float">
            <text:p>0.0297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5568627" calcext:value-type="float">
            <text:p>0.7556862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3185" calcext:value-type="float">
            <text:p>0.0318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6" calcext:value-type="float">
            <text:p>0.76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3682" calcext:value-type="float">
            <text:p>0.0368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6431373" calcext:value-type="float">
            <text:p>0.76431373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062" calcext:value-type="float">
            <text:p>0.0306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6862745" calcext:value-type="float">
            <text:p>0.76862745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3095" calcext:value-type="float">
            <text:p>0.0309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7294118" calcext:value-type="float">
            <text:p>0.77294118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2594" calcext:value-type="float">
            <text:p>0.0259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772549" calcext:value-type="float">
            <text:p>0.7772549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2848" calcext:value-type="float">
            <text:p>0.0284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8156863" calcext:value-type="float">
            <text:p>0.78156863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3255" calcext:value-type="float">
            <text:p>0.0325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8588235" calcext:value-type="float">
            <text:p>0.78588235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02923" calcext:value-type="float">
            <text:p>0.0292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9019608" calcext:value-type="float">
            <text:p>0.79019608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779" calcext:value-type="float">
            <text:p>0.0277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945098" calcext:value-type="float">
            <text:p>0.7945098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3144" calcext:value-type="float">
            <text:p>0.0314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79882353" calcext:value-type="float">
            <text:p>0.7988235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0279" calcext:value-type="float">
            <text:p>0.0279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0313725" calcext:value-type="float">
            <text:p>0.80313725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2828" calcext:value-type="float">
            <text:p>0.0282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0745098" calcext:value-type="float">
            <text:p>0.80745098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3096" calcext:value-type="float">
            <text:p>0.0309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1176471" calcext:value-type="float">
            <text:p>0.81176471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3121" calcext:value-type="float">
            <text:p>0.0312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1607843" calcext:value-type="float">
            <text:p>0.81607843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2817" calcext:value-type="float">
            <text:p>0.0281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2039216" calcext:value-type="float">
            <text:p>0.82039216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267" calcext:value-type="float">
            <text:p>0.026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2470588" calcext:value-type="float">
            <text:p>0.82470588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2947" calcext:value-type="float">
            <text:p>0.0294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2901961" calcext:value-type="float">
            <text:p>0.8290196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2841" calcext:value-type="float">
            <text:p>0.02841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3338" calcext:value-type="float">
            <text:p>0.03338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3764706" calcext:value-type="float">
            <text:p>0.83764706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3347" calcext:value-type="float">
            <text:p>0.0334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4196078" calcext:value-type="float">
            <text:p>0.84196078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2605" calcext:value-type="float">
            <text:p>0.0260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4627451" calcext:value-type="float">
            <text:p>0.84627451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3226" calcext:value-type="float">
            <text:p>0.0322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5058824" calcext:value-type="float">
            <text:p>0.85058824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2926" calcext:value-type="float">
            <text:p>0.0292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5490196" calcext:value-type="float">
            <text:p>0.85490196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2665" calcext:value-type="float">
            <text:p>0.0266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5921569" calcext:value-type="float">
            <text:p>0.85921569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3207" calcext:value-type="float">
            <text:p>0.0320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6352941" calcext:value-type="float">
            <text:p>0.86352941</text:p>
          </table:table-cell>
          <table:table-cell office:value-type="float" office:value="0.06273" calcext:value-type="float">
            <text:p>0.06273</text:p>
          </table:table-cell>
          <table:table-cell office:value-type="float" office:value="0.02373" calcext:value-type="float">
            <text:p>0.0237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6784314" calcext:value-type="float">
            <text:p>0.86784314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2964" calcext:value-type="float">
            <text:p>0.02964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7215686" calcext:value-type="float">
            <text:p>0.87215686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2937" calcext:value-type="float">
            <text:p>0.02937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7647059" calcext:value-type="float">
            <text:p>0.8764705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8078431" calcext:value-type="float">
            <text:p>0.88078431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3202" calcext:value-type="float">
            <text:p>0.03202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8509804" calcext:value-type="float">
            <text:p>0.88509804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3096" calcext:value-type="float">
            <text:p>0.03096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8941176" calcext:value-type="float">
            <text:p>0.88941176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3335" calcext:value-type="float">
            <text:p>0.03335</text:p>
          </table:table-cell>
          <table:table-cell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9372549" calcext:value-type="float">
            <text:p>0.8937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89803922" calcext:value-type="float">
            <text:p>0.89803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0235294" calcext:value-type="float">
            <text:p>0.90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0666667" calcext:value-type="float">
            <text:p>0.90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1098039" calcext:value-type="float">
            <text:p>0.9109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1529412" calcext:value-type="float">
            <text:p>0.91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1960784" calcext:value-type="float">
            <text:p>0.9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2392157" calcext:value-type="float">
            <text:p>0.92392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2823529" calcext:value-type="float">
            <text:p>0.92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3254902" calcext:value-type="float">
            <text:p>0.9325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3686275" calcext:value-type="float">
            <text:p>0.93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4117647" calcext:value-type="float">
            <text:p>0.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454902" calcext:value-type="float">
            <text:p>0.945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4980392" calcext:value-type="float">
            <text:p>0.94980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5411765" calcext:value-type="float">
            <text:p>0.95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5843137" calcext:value-type="float">
            <text:p>0.9584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627451" calcext:value-type="float">
            <text:p>0.962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6705882" calcext:value-type="float">
            <text:p>0.96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7137255" calcext:value-type="float">
            <text:p>0.97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7568627" calcext:value-type="float">
            <text:p>0.9756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8" calcext:value-type="float">
            <text:p>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8431373" calcext:value-type="float">
            <text:p>0.9843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8862745" calcext:value-type="float">
            <text:p>0.9886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9294118" calcext:value-type="float">
            <text:p>0.99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0.9972549" calcext:value-type="float">
            <text:p>0.997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0156863" calcext:value-type="float">
            <text:p>1.00156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0588235" calcext:value-type="float">
            <text:p>1.0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1019608" calcext:value-type="float">
            <text:p>1.01019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145098" calcext:value-type="float">
            <text:p>1.0145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1882353" calcext:value-type="float">
            <text:p>1.01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2313725" calcext:value-type="float">
            <text:p>1.02313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2745098" calcext:value-type="float">
            <text:p>1.02745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3176471" calcext:value-type="float">
            <text:p>1.03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3607843" calcext:value-type="float">
            <text:p>1.03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4039216" calcext:value-type="float">
            <text:p>1.04039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4470588" calcext:value-type="float">
            <text:p>1.04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4901961" calcext:value-type="float">
            <text:p>1.04901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5333333" calcext:value-type="float">
            <text:p>1.05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5764706" calcext:value-type="float">
            <text:p>1.05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6196078" calcext:value-type="float">
            <text:p>1.06196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6627451" calcext:value-type="float">
            <text:p>1.0662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7058824" calcext:value-type="float">
            <text:p>1.0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7490196" calcext:value-type="float">
            <text:p>1.07490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7921569" calcext:value-type="float">
            <text:p>1.07921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8352941" calcext:value-type="float">
            <text:p>1.08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8784314" calcext:value-type="float">
            <text:p>1.0878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9215686" calcext:value-type="float">
            <text:p>1.09215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09647059" calcext:value-type="float">
            <text:p>1.09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0078431" calcext:value-type="float">
            <text:p>1.10078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0509804" calcext:value-type="float">
            <text:p>1.10509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0941176" calcext:value-type="float">
            <text:p>1.10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1372549" calcext:value-type="float">
            <text:p>1.1137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1803922" calcext:value-type="float">
            <text:p>1.11803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2235294" calcext:value-type="float">
            <text:p>1.12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2666667" calcext:value-type="float">
            <text:p>1.12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3098039" calcext:value-type="float">
            <text:p>1.1309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3529412" calcext:value-type="float">
            <text:p>1.1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3960784" calcext:value-type="float">
            <text:p>1.13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4392157" calcext:value-type="float">
            <text:p>1.14392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4823529" calcext:value-type="float">
            <text:p>1.14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5254902" calcext:value-type="float">
            <text:p>1.1525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5686275" calcext:value-type="float">
            <text:p>1.1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6117647" calcext:value-type="float">
            <text:p>1.16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654902" calcext:value-type="float">
            <text:p>1.165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6980392" calcext:value-type="float">
            <text:p>1.16980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7411765" calcext:value-type="float">
            <text:p>1.17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7843137" calcext:value-type="float">
            <text:p>1.1784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827451" calcext:value-type="float">
            <text:p>1.182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8705882" calcext:value-type="float">
            <text:p>1.18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9137255" calcext:value-type="float">
            <text:p>1.19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19568627" calcext:value-type="float">
            <text:p>1.1956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CB concat with 0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 table:number-rows-repeated="104783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C227:Sheet1.C1048576 Sheet1.C1:Sheet1.C194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  <calcext:conditional-format calcext:target-range-address="Sheet1.C195:Sheet1.C226">
            <calcext:condition calcext:apply-style-name="Good" calcext:value="between(10,0.7)" calcext:base-cell-address="Sheet1.C195"/>
            <calcext:condition calcext:apply-style-name="Bad" calcext:value="&gt;=0.69" calcext:base-cell-address="Sheet1.C19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7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5:25:42.266381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7H27M27S</meta:editing-duration>
    <meta:editing-cycles>22</meta:editing-cycles>
    <meta:generator>LibreOffice/5.3.7.2.0$Linux_X86_64 LibreOffice_project/30$Build-2</meta:generator>
    <dc:date>2017-12-28T17:07:25.764028664</dc:date>
    <meta:document-statistic meta:table-count="1" meta:cell-count="2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25" chart:maximum="0.04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6" chart:maximum="0.0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601cm" svg:height="21.517cm" xlink:href=".." xlink:type="simple" chart:class="chart:line" chart:style-name="ch1">
        <chart:legend chart:legend-position="end" svg:x="35.749cm" svg:y="10.289cm" style:legend-expansion="high" chart:style-name="ch2"/>
        <chart:plot-area chart:style-name="ch3" table:cell-range-address="Sheet1.C483:Sheet1.D666" svg:x="0.772cm" svg:y="0.43cm" svg:width="34.205cm" svg:height="20.657cm">
          <chartooo:coordinate-region svg:x="1.87cm" svg:y="0.571cm" svg:width="32.008cm" svg:height="19.6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C483:Sheet1.C666" chart:class="chart:line">
            <chart:data-point chart:repeated="184"/>
          </chart:series>
          <chart:series chart:attached-axis="primary-y" chart:style-name="ch9" chart:values-cell-range-address="Sheet1.D483:Sheet1.D666" chart:class="chart:line">
            <chart:data-point chart:repeated="1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39">
                <text:p>0.06939</text:p>
                <draw:g>
                  <svg:desc>Sheet1.C483:Sheet1.C666</svg:desc>
                </draw:g>
              </table:table-cell>
              <table:table-cell office:value-type="float" office:value="0.03835">
                <text:p>0.03835</text:p>
                <draw:g>
                  <svg:desc>Sheet1.D483:Sheet1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31">
                <text:p>0.05731</text:p>
              </table:table-cell>
              <table:table-cell office:value-type="float" office:value="0.03752">
                <text:p>0.03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19">
                <text:p>0.06419</text:p>
              </table:table-cell>
              <table:table-cell office:value-type="float" office:value="0.03409">
                <text:p>0.03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62">
                <text:p>0.06662</text:p>
              </table:table-cell>
              <table:table-cell office:value-type="float" office:value="0.03792">
                <text:p>0.03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58">
                <text:p>0.06158</text:p>
              </table:table-cell>
              <table:table-cell office:value-type="float" office:value="0.03385">
                <text:p>0.0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71">
                <text:p>0.06771</text:p>
              </table:table-cell>
              <table:table-cell office:value-type="float" office:value="0.02969">
                <text:p>0.0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6">
                <text:p>0.0626</text:p>
              </table:table-cell>
              <table:table-cell office:value-type="float" office:value="0.03115">
                <text:p>0.03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8">
                <text:p>0.06998</text:p>
              </table:table-cell>
              <table:table-cell office:value-type="float" office:value="0.03414">
                <text:p>0.03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01">
                <text:p>0.06801</text:p>
              </table:table-cell>
              <table:table-cell office:value-type="float" office:value="0.03965">
                <text:p>0.03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789">
                <text:p>0.06789</text:p>
              </table:table-cell>
              <table:table-cell office:value-type="float" office:value="0.03399">
                <text:p>0.03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5">
                <text:p>0.06665</text:p>
              </table:table-cell>
              <table:table-cell office:value-type="float" office:value="0.03441">
                <text:p>0.03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89">
                <text:p>0.05989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32">
                <text:p>0.06932</text:p>
              </table:table-cell>
              <table:table-cell office:value-type="float" office:value="0.04151">
                <text:p>0.0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064">
                <text:p>0.06064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8">
                <text:p>0.0678</text:p>
              </table:table-cell>
              <table:table-cell office:value-type="float" office:value="0.03499">
                <text:p>0.03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52">
                <text:p>0.06352</text:p>
              </table:table-cell>
              <table:table-cell office:value-type="float" office:value="0.03318">
                <text:p>0.03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854">
                <text:p>0.06854</text:p>
              </table:table-cell>
              <table:table-cell office:value-type="float" office:value="0.03866">
                <text:p>0.03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6">
                <text:p>0.06016</text:p>
              </table:table-cell>
              <table:table-cell office:value-type="float" office:value="0.03029">
                <text:p>0.03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632">
                <text:p>0.06632</text:p>
              </table:table-cell>
              <table:table-cell office:value-type="float" office:value="0.03362">
                <text:p>0.03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872">
                <text:p>0.06872</text:p>
              </table:table-cell>
              <table:table-cell office:value-type="float" office:value="0.03872">
                <text:p>0.0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75">
                <text:p>0.06975</text:p>
              </table:table-cell>
              <table:table-cell office:value-type="float" office:value="0.04179">
                <text:p>0.04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68">
                <text:p>0.06768</text:p>
              </table:table-cell>
              <table:table-cell office:value-type="float" office:value="0.02791">
                <text:p>0.02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01">
                <text:p>0.06601</text:p>
              </table:table-cell>
              <table:table-cell office:value-type="float" office:value="0.03939">
                <text:p>0.03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95">
                <text:p>0.06695</text:p>
              </table:table-cell>
              <table:table-cell office:value-type="float" office:value="0.03551">
                <text:p>0.03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819">
                <text:p>0.06819</text:p>
              </table:table-cell>
              <table:table-cell office:value-type="float" office:value="0.03857">
                <text:p>0.03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392">
                <text:p>0.06392</text:p>
              </table:table-cell>
              <table:table-cell office:value-type="float" office:value="0.03136">
                <text:p>0.03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23">
                <text:p>0.06523</text:p>
              </table:table-cell>
              <table:table-cell office:value-type="float" office:value="0.02911">
                <text:p>0.02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85">
                <text:p>0.06785</text:p>
              </table:table-cell>
              <table:table-cell office:value-type="float" office:value="0.02738">
                <text:p>0.02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899">
                <text:p>0.06899</text:p>
              </table:table-cell>
              <table:table-cell office:value-type="float" office:value="0.03759">
                <text:p>0.03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878">
                <text:p>0.06878</text:p>
              </table:table-cell>
              <table:table-cell office:value-type="float" office:value="0.03348">
                <text:p>0.03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846">
                <text:p>0.06846</text:p>
              </table:table-cell>
              <table:table-cell office:value-type="float" office:value="0.03786">
                <text:p>0.03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913">
                <text:p>0.06913</text:p>
              </table:table-cell>
              <table:table-cell office:value-type="float" office:value="0.03241">
                <text:p>0.03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9">
                <text:p>0.0639</text:p>
              </table:table-cell>
              <table:table-cell office:value-type="float" office:value="0.03391">
                <text:p>0.03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51">
                <text:p>0.06751</text:p>
              </table:table-cell>
              <table:table-cell office:value-type="float" office:value="0.02855">
                <text:p>0.02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766">
                <text:p>0.06766</text:p>
              </table:table-cell>
              <table:table-cell office:value-type="float" office:value="0.03482">
                <text:p>0.03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812">
                <text:p>0.06812</text:p>
              </table:table-cell>
              <table:table-cell office:value-type="float" office:value="0.03066">
                <text:p>0.03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448">
                <text:p>0.06448</text:p>
              </table:table-cell>
              <table:table-cell office:value-type="float" office:value="0.03205">
                <text:p>0.03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27">
                <text:p>0.06727</text:p>
              </table:table-cell>
              <table:table-cell office:value-type="float" office:value="0.03535">
                <text:p>0.0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02">
                <text:p>0.06802</text:p>
              </table:table-cell>
              <table:table-cell office:value-type="float" office:value="0.03328">
                <text:p>0.03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773">
                <text:p>0.06773</text:p>
              </table:table-cell>
              <table:table-cell office:value-type="float" office:value="0.03488">
                <text:p>0.03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89">
                <text:p>0.06389</text:p>
              </table:table-cell>
              <table:table-cell office:value-type="float" office:value="0.03213">
                <text:p>0.03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34">
                <text:p>0.06934</text:p>
              </table:table-cell>
              <table:table-cell office:value-type="float" office:value="0.03784">
                <text:p>0.03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621">
                <text:p>0.06621</text:p>
              </table:table-cell>
              <table:table-cell office:value-type="float" office:value="0.02828">
                <text:p>0.02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75">
                <text:p>0.0675</text:p>
              </table:table-cell>
              <table:table-cell office:value-type="float" office:value="0.03036">
                <text:p>0.03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63">
                <text:p>0.06863</text:p>
              </table:table-cell>
              <table:table-cell office:value-type="float" office:value="0.03069">
                <text:p>0.030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962">
                <text:p>0.06962</text:p>
              </table:table-cell>
              <table:table-cell office:value-type="float" office:value="0.03281">
                <text:p>0.03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751">
                <text:p>0.06751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83">
                <text:p>0.06583</text:p>
              </table:table-cell>
              <table:table-cell office:value-type="float" office:value="0.02871">
                <text:p>0.02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74">
                <text:p>0.06874</text:p>
              </table:table-cell>
              <table:table-cell office:value-type="float" office:value="0.02842">
                <text:p>0.0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94">
                <text:p>0.06894</text:p>
              </table:table-cell>
              <table:table-cell office:value-type="float" office:value="0.03231">
                <text:p>0.03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727">
                <text:p>0.06727</text:p>
              </table:table-cell>
              <table:table-cell office:value-type="float" office:value="0.03267">
                <text:p>0.03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2">
                <text:p>0.0682</text:p>
              </table:table-cell>
              <table:table-cell office:value-type="float" office:value="0.03921">
                <text:p>0.03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705">
                <text:p>0.06705</text:p>
              </table:table-cell>
              <table:table-cell office:value-type="float" office:value="0.02783">
                <text:p>0.02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656">
                <text:p>0.06656</text:p>
              </table:table-cell>
              <table:table-cell office:value-type="float" office:value="0.03066">
                <text:p>0.030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731">
                <text:p>0.06731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812">
                <text:p>0.06812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1">
                <text:p>0.06631</text:p>
              </table:table-cell>
              <table:table-cell office:value-type="float" office:value="0.03128">
                <text:p>0.03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74">
                <text:p>0.06574</text:p>
              </table:table-cell>
              <table:table-cell office:value-type="float" office:value="0.02971">
                <text:p>0.02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03">
                <text:p>0.06703</text:p>
              </table:table-cell>
              <table:table-cell office:value-type="float" office:value="0.03535">
                <text:p>0.03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7">
                <text:p>0.067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589">
                <text:p>0.06589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58">
                <text:p>0.0658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677">
                <text:p>0.06677</text:p>
              </table:table-cell>
              <table:table-cell office:value-type="float" office:value="0.02976">
                <text:p>0.02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775">
                <text:p>0.06775</text:p>
              </table:table-cell>
              <table:table-cell office:value-type="float" office:value="0.03357">
                <text:p>0.03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69">
                <text:p>0.0669</text:p>
              </table:table-cell>
              <table:table-cell office:value-type="float" office:value="0.02969">
                <text:p>0.02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768">
                <text:p>0.06768</text:p>
              </table:table-cell>
              <table:table-cell office:value-type="float" office:value="0.03547">
                <text:p>0.03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97">
                <text:p>0.06797</text:p>
              </table:table-cell>
              <table:table-cell office:value-type="float" office:value="0.03383">
                <text:p>0.03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03">
                <text:p>0.06703</text:p>
              </table:table-cell>
              <table:table-cell office:value-type="float" office:value="0.03019">
                <text:p>0.03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47">
                <text:p>0.06747</text:p>
              </table:table-cell>
              <table:table-cell office:value-type="float" office:value="0.03363">
                <text:p>0.033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619">
                <text:p>0.06619</text:p>
              </table:table-cell>
              <table:table-cell office:value-type="float" office:value="0.03274">
                <text:p>0.03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615">
                <text:p>0.06615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595">
                <text:p>0.06595</text:p>
              </table:table-cell>
              <table:table-cell office:value-type="float" office:value="0.02954">
                <text:p>0.02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538">
                <text:p>0.06538</text:p>
              </table:table-cell>
              <table:table-cell office:value-type="float" office:value="0.03075">
                <text:p>0.03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574">
                <text:p>0.06574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431">
                <text:p>0.06431</text:p>
              </table:table-cell>
              <table:table-cell office:value-type="float" office:value="0.02956">
                <text:p>0.02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719">
                <text:p>0.06719</text:p>
              </table:table-cell>
              <table:table-cell office:value-type="float" office:value="0.03287">
                <text:p>0.03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61">
                <text:p>0.0661</text:p>
              </table:table-cell>
              <table:table-cell office:value-type="float" office:value="0.02992">
                <text:p>0.02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648">
                <text:p>0.06648</text:p>
              </table:table-cell>
              <table:table-cell office:value-type="float" office:value="0.03136">
                <text:p>0.03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677">
                <text:p>0.06677</text:p>
              </table:table-cell>
              <table:table-cell office:value-type="float" office:value="0.03167">
                <text:p>0.0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756">
                <text:p>0.06756</text:p>
              </table:table-cell>
              <table:table-cell office:value-type="float" office:value="0.02804">
                <text:p>0.02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717">
                <text:p>0.06717</text:p>
              </table:table-cell>
              <table:table-cell office:value-type="float" office:value="0.03301">
                <text:p>0.03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67">
                <text:p>0.0667</text:p>
              </table:table-cell>
              <table:table-cell office:value-type="float" office:value="0.03147">
                <text:p>0.03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644">
                <text:p>0.06644</text:p>
              </table:table-cell>
              <table:table-cell office:value-type="float" office:value="0.03286">
                <text:p>0.03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624">
                <text:p>0.06624</text:p>
              </table:table-cell>
              <table:table-cell office:value-type="float" office:value="0.03276">
                <text:p>0.032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689">
                <text:p>0.06689</text:p>
              </table:table-cell>
              <table:table-cell office:value-type="float" office:value="0.02959">
                <text:p>0.02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754">
                <text:p>0.06754</text:p>
              </table:table-cell>
              <table:table-cell office:value-type="float" office:value="0.02717">
                <text:p>0.02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739">
                <text:p>0.06739</text:p>
              </table:table-cell>
              <table:table-cell office:value-type="float" office:value="0.02796">
                <text:p>0.02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695">
                <text:p>0.06695</text:p>
              </table:table-cell>
              <table:table-cell office:value-type="float" office:value="0.02888">
                <text:p>0.02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55">
                <text:p>0.0655</text:p>
              </table:table-cell>
              <table:table-cell office:value-type="float" office:value="0.03173">
                <text:p>0.03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8">
                <text:p>0.0678</text:p>
              </table:table-cell>
              <table:table-cell office:value-type="float" office:value="0.03131">
                <text:p>0.031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727">
                <text:p>0.06727</text:p>
              </table:table-cell>
              <table:table-cell office:value-type="float" office:value="0.02737">
                <text:p>0.02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618">
                <text:p>0.06618</text:p>
              </table:table-cell>
              <table:table-cell office:value-type="float" office:value="0.02803">
                <text:p>0.028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611">
                <text:p>0.06611</text:p>
              </table:table-cell>
              <table:table-cell office:value-type="float" office:value="0.03157">
                <text:p>0.03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33">
                <text:p>0.06633</text:p>
              </table:table-cell>
              <table:table-cell office:value-type="float" office:value="0.03349">
                <text:p>0.03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56">
                <text:p>0.0656</text:p>
              </table:table-cell>
              <table:table-cell office:value-type="float" office:value="0.02723">
                <text:p>0.02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554">
                <text:p>0.06554</text:p>
              </table:table-cell>
              <table:table-cell office:value-type="float" office:value="0.03305">
                <text:p>0.03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65">
                <text:p>0.06665</text:p>
              </table:table-cell>
              <table:table-cell office:value-type="float" office:value="0.03136">
                <text:p>0.03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603">
                <text:p>0.06603</text:p>
              </table:table-cell>
              <table:table-cell office:value-type="float" office:value="0.02955">
                <text:p>0.02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599">
                <text:p>0.06599</text:p>
              </table:table-cell>
              <table:table-cell office:value-type="float" office:value="0.03291">
                <text:p>0.03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4">
                <text:p>0.06494</text:p>
              </table:table-cell>
              <table:table-cell office:value-type="float" office:value="0.03262">
                <text:p>0.032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54">
                <text:p>0.06754</text:p>
              </table:table-cell>
              <table:table-cell office:value-type="float" office:value="0.03363">
                <text:p>0.03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514">
                <text:p>0.06514</text:p>
              </table:table-cell>
              <table:table-cell office:value-type="float" office:value="0.03081">
                <text:p>0.03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562">
                <text:p>0.06562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46">
                <text:p>0.06746</text:p>
              </table:table-cell>
              <table:table-cell office:value-type="float" office:value="0.02747">
                <text:p>0.02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452">
                <text:p>0.06452</text:p>
              </table:table-cell>
              <table:table-cell office:value-type="float" office:value="0.03089">
                <text:p>0.030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509">
                <text:p>0.06509</text:p>
              </table:table-cell>
              <table:table-cell office:value-type="float" office:value="0.03288">
                <text:p>0.03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731">
                <text:p>0.06731</text:p>
              </table:table-cell>
              <table:table-cell office:value-type="float" office:value="0.03275">
                <text:p>0.03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38">
                <text:p>0.06638</text:p>
              </table:table-cell>
              <table:table-cell office:value-type="float" office:value="0.03117">
                <text:p>0.031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661">
                <text:p>0.06661</text:p>
              </table:table-cell>
              <table:table-cell office:value-type="float" office:value="0.03419">
                <text:p>0.03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596">
                <text:p>0.06596</text:p>
              </table:table-cell>
              <table:table-cell office:value-type="float" office:value="0.03384">
                <text:p>0.03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441">
                <text:p>0.06441</text:p>
              </table:table-cell>
              <table:table-cell office:value-type="float" office:value="0.02915">
                <text:p>0.02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13">
                <text:p>0.06613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585">
                <text:p>0.06585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96">
                <text:p>0.06496</text:p>
              </table:table-cell>
              <table:table-cell office:value-type="float" office:value="0.02972">
                <text:p>0.02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507">
                <text:p>0.0650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606">
                <text:p>0.06606</text:p>
              </table:table-cell>
              <table:table-cell office:value-type="float" office:value="0.02874">
                <text:p>0.028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623">
                <text:p>0.06623</text:p>
              </table:table-cell>
              <table:table-cell office:value-type="float" office:value="0.03163">
                <text:p>0.03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72">
                <text:p>0.0672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581">
                <text:p>0.06581</text:p>
              </table:table-cell>
              <table:table-cell office:value-type="float" office:value="0.02914">
                <text:p>0.02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561">
                <text:p>0.06561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572">
                <text:p>0.06572</text:p>
              </table:table-cell>
              <table:table-cell office:value-type="float" office:value="0.03198">
                <text:p>0.031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516">
                <text:p>0.06516</text:p>
              </table:table-cell>
              <table:table-cell office:value-type="float" office:value="0.02744">
                <text:p>0.0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624">
                <text:p>0.06624</text:p>
              </table:table-cell>
              <table:table-cell office:value-type="float" office:value="0.02754">
                <text:p>0.02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475">
                <text:p>0.06475</text:p>
              </table:table-cell>
              <table:table-cell office:value-type="float" office:value="0.02822">
                <text:p>0.02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416">
                <text:p>0.06416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346">
                <text:p>0.063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485">
                <text:p>0.06485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647">
                <text:p>0.06647</text:p>
              </table:table-cell>
              <table:table-cell office:value-type="float" office:value="0.03023">
                <text:p>0.030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598">
                <text:p>0.06598</text:p>
              </table:table-cell>
              <table:table-cell office:value-type="float" office:value="0.03171">
                <text:p>0.031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539">
                <text:p>0.06539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347">
                <text:p>0.06347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586">
                <text:p>0.06586</text:p>
              </table:table-cell>
              <table:table-cell office:value-type="float" office:value="0.02788">
                <text:p>0.02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492">
                <text:p>0.06492</text:p>
              </table:table-cell>
              <table:table-cell office:value-type="float" office:value="0.03178">
                <text:p>0.03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515">
                <text:p>0.06515</text:p>
              </table:table-cell>
              <table:table-cell office:value-type="float" office:value="0.02781">
                <text:p>0.027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38">
                <text:p>0.06438</text:p>
              </table:table-cell>
              <table:table-cell office:value-type="float" office:value="0.03548">
                <text:p>0.03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341">
                <text:p>0.06341</text:p>
              </table:table-cell>
              <table:table-cell office:value-type="float" office:value="0.02964">
                <text:p>0.02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441">
                <text:p>0.06441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13">
                <text:p>0.06513</text:p>
              </table:table-cell>
              <table:table-cell office:value-type="float" office:value="0.02865">
                <text:p>0.02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594">
                <text:p>0.06594</text:p>
              </table:table-cell>
              <table:table-cell office:value-type="float" office:value="0.03271">
                <text:p>0.032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554">
                <text:p>0.06554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43">
                <text:p>0.0643</text:p>
              </table:table-cell>
              <table:table-cell office:value-type="float" office:value="0.02769">
                <text:p>0.027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574">
                <text:p>0.06574</text:p>
              </table:table-cell>
              <table:table-cell office:value-type="float" office:value="0.03286">
                <text:p>0.03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602">
                <text:p>0.06602</text:p>
              </table:table-cell>
              <table:table-cell office:value-type="float" office:value="0.02946">
                <text:p>0.02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48">
                <text:p>0.0648</text:p>
              </table:table-cell>
              <table:table-cell office:value-type="float" office:value="0.03198">
                <text:p>0.03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9">
                <text:p>0.0649</text:p>
              </table:table-cell>
              <table:table-cell office:value-type="float" office:value="0.02834">
                <text:p>0.02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59">
                <text:p>0.06459</text:p>
              </table:table-cell>
              <table:table-cell office:value-type="float" office:value="0.03251">
                <text:p>0.03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433">
                <text:p>0.06433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453">
                <text:p>0.06453</text:p>
              </table:table-cell>
              <table:table-cell office:value-type="float" office:value="0.02906">
                <text:p>0.02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461">
                <text:p>0.06461</text:p>
              </table:table-cell>
              <table:table-cell office:value-type="float" office:value="0.02857">
                <text:p>0.02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506">
                <text:p>0.06506</text:p>
              </table:table-cell>
              <table:table-cell office:value-type="float" office:value="0.02758">
                <text:p>0.027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419">
                <text:p>0.06419</text:p>
              </table:table-cell>
              <table:table-cell office:value-type="float" office:value="0.02907">
                <text:p>0.029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355">
                <text:p>0.06355</text:p>
              </table:table-cell>
              <table:table-cell office:value-type="float" office:value="0.02971">
                <text:p>0.029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47">
                <text:p>0.0647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482">
                <text:p>0.06482</text:p>
              </table:table-cell>
              <table:table-cell office:value-type="float" office:value="0.03682">
                <text:p>0.03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465">
                <text:p>0.06465</text:p>
              </table:table-cell>
              <table:table-cell office:value-type="float" office:value="0.03062">
                <text:p>0.030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412">
                <text:p>0.06412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474">
                <text:p>0.06474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467">
                <text:p>0.06467</text:p>
              </table:table-cell>
              <table:table-cell office:value-type="float" office:value="0.02848">
                <text:p>0.02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91">
                <text:p>0.06491</text:p>
              </table:table-cell>
              <table:table-cell office:value-type="float" office:value="0.03255">
                <text:p>0.032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517">
                <text:p>0.06517</text:p>
              </table:table-cell>
              <table:table-cell office:value-type="float" office:value="0.02923">
                <text:p>0.02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388">
                <text:p>0.06388</text:p>
              </table:table-cell>
              <table:table-cell office:value-type="float" office:value="0.02779">
                <text:p>0.027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85">
                <text:p>0.06485</text:p>
              </table:table-cell>
              <table:table-cell office:value-type="float" office:value="0.03144">
                <text:p>0.0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506">
                <text:p>0.0650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28">
                <text:p>0.06428</text:p>
              </table:table-cell>
              <table:table-cell office:value-type="float" office:value="0.02828">
                <text:p>0.028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442">
                <text:p>0.06442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373">
                <text:p>0.06373</text:p>
              </table:table-cell>
              <table:table-cell office:value-type="float" office:value="0.03121">
                <text:p>0.03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395">
                <text:p>0.06395</text:p>
              </table:table-cell>
              <table:table-cell office:value-type="float" office:value="0.02817">
                <text:p>0.028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415">
                <text:p>0.06415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424">
                <text:p>0.06424</text:p>
              </table:table-cell>
              <table:table-cell office:value-type="float" office:value="0.02947">
                <text:p>0.02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32">
                <text:p>0.0632</text:p>
              </table:table-cell>
              <table:table-cell office:value-type="float" office:value="0.02841">
                <text:p>0.02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63">
                <text:p>0.06463</text:p>
              </table:table-cell>
              <table:table-cell office:value-type="float" office:value="0.03338">
                <text:p>0.03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453">
                <text:p>0.06453</text:p>
              </table:table-cell>
              <table:table-cell office:value-type="float" office:value="0.03347">
                <text:p>0.03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366">
                <text:p>0.06366</text:p>
              </table:table-cell>
              <table:table-cell office:value-type="float" office:value="0.02605">
                <text:p>0.02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413">
                <text:p>0.06413</text:p>
              </table:table-cell>
              <table:table-cell office:value-type="float" office:value="0.03226">
                <text:p>0.03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22">
                <text:p>0.06422</text:p>
              </table:table-cell>
              <table:table-cell office:value-type="float" office:value="0.02926">
                <text:p>0.02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437">
                <text:p>0.06437</text:p>
              </table:table-cell>
              <table:table-cell office:value-type="float" office:value="0.02665">
                <text:p>0.026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377">
                <text:p>0.06377</text:p>
              </table:table-cell>
              <table:table-cell office:value-type="float" office:value="0.03207">
                <text:p>0.032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273">
                <text:p>0.06273</text:p>
              </table:table-cell>
              <table:table-cell office:value-type="float" office:value="0.02373">
                <text:p>0.023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346">
                <text:p>0.06346</text:p>
              </table:table-cell>
              <table:table-cell office:value-type="float" office:value="0.02964">
                <text:p>0.029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389">
                <text:p>0.06389</text:p>
              </table:table-cell>
              <table:table-cell office:value-type="float" office:value="0.02937">
                <text:p>0.02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35">
                <text:p>0.06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396">
                <text:p>0.06396</text:p>
              </table:table-cell>
              <table:table-cell office:value-type="float" office:value="0.03202">
                <text:p>0.03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42">
                <text:p>0.06442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378">
                <text:p>0.06378</text:p>
              </table:table-cell>
              <table:table-cell office:value-type="float" office:value="0.03335">
                <text:p>0.03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